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Pictures/200001BB00003C02000021C12E0C54257C9C67AE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20000AC00000379D000021C1DCC58AB697B79300.svm" manifest:media-type=""/>
  <manifest:file-entry manifest:full-path="Pictures/20000D450000379D000021D8DF1711FE010FEC4F.svm" manifest:media-type=""/>
  <manifest:file-entry manifest:full-path="Pictures/200008350000379D000021C15C183D79210649BE.svm" manifest:media-type=""/>
  <manifest:file-entry manifest:full-path="Pictures/20000E160000379D000021D8CBD3049863677F08.svm" manifest:media-type=""/>
  <manifest:file-entry manifest:full-path="Pictures/200008600000379D000021D81C1973707E093300.svm" manifest:media-type=""/>
  <manifest:file-entry manifest:full-path="Pictures/20000E6D0000379D000021C135D7F50044929FE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" style:family="graphic">
      <style:graphic-properties style:protect="size"/>
    </style:style>
    <style:style style:name="gr4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29cm"/>
    </style:style>
    <style:style style:name="pr4" style:family="presentation" style:parent-style-name="預設-title">
      <style:graphic-properties fo:min-height="3.651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2.105cm" style:use-optimal-column-width="false"/>
    </style:style>
    <style:style style:name="co4" style:family="table-column">
      <style:table-column-properties style:column-width="2.104cm" style:use-optimal-column-width="false"/>
    </style:style>
    <style:style style:name="co5" style:family="table-column">
      <style:table-column-properties style:column-width="2.59cm" style:use-optimal-column-width="false"/>
    </style:style>
    <style:style style:name="co6" style:family="table-column">
      <style:table-column-properties style:column-width="2.64cm" style:use-optimal-column-width="false"/>
    </style:style>
    <style:style style:name="co7" style:family="table-column">
      <style:table-column-properties style:column-width="2.62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ro3" style:family="table-row">
      <style:table-row-properties style:row-height="1.743cm"/>
    </style:style>
    <style:style style:name="ro4" style:family="table-row">
      <style:table-row-properties style:row-height="2.4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T1" style:family="text">
      <style:text-properties fo:background-color="#ffff66"/>
    </style:style>
    <style:style style:name="T2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draw:style-name="gr1" draw:text-style-name="P1" draw:layer="layout" svg:width="19.2cm" svg:height="9.593cm" svg:x="4.6cm" svg:y="1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263cm" svg:height="9.4cm" svg:x="4.537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6cm" svg:height="0.992cm" svg:x="18.8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tion部份，調整完cost之後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2.891cm" svg:height="13.893cm" svg:x="2.8cm" svg:y="4.343cm">
          <draw:image xlink:href="Pictures/200008350000379D000021C15C183D79210649BE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0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cm" svg:height="14.6cm" svg:x="2.4cm" svg:y="3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1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86cm" svg:height="15.128cm" svg:x="1.4cm" svg:y="4.272cm">
          <draw:image xlink:href="Pictures/20000E160000379D000021D8CBD3049863677F08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3.044cm" svg:height="14.023cm" svg:x="2.156cm" svg:y="5.577cm">
          <draw:image xlink:href="Pictures/200008600000379D000021D81C1973707E093300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4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056cm" svg:height="14.6cm" svg:x="2.2cm" svg:y="4cm">
          <draw:image xlink:href="Pictures/20000E6D0000379D000021C135D7F50044929FE3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5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322cm" svg:height="14.8cm" svg:x="2.137cm" svg:y="3.8cm">
          <draw:image xlink:href="Pictures/20000D450000379D000021D8DF1711FE010FEC4F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office:forms form:automatic-focus="false" form:apply-design-mode="false"/>
        <draw:frame draw:style-name="gr5" draw:text-style-name="P2" draw:layer="layout" svg:width="17cm" svg:height="2.474cm" svg:x="4.4cm" svg:y="5.8cm">
          <draw:text-box>
            <text:p>感覺上有遺失或遺漏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加入台積電、鴻海之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4" draw:text-style-name="P4" draw:layer="layout" svg:width="22.2cm" svg:height="13.474cm" svg:x="3.2cm" svg:y="5.926cm">
          <draw:image xlink:href="Pictures/20000AC00000379D000021C1DCC58AB697B79300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eature</text:p>
          </draw:text-box>
        </draw:frame>
        <draw:frame presentation:style-name="pr3" draw:layer="layout" svg:width="25.199cm" svg:height="12.179cm" svg:x="1.6cm" svg:y="4.8cm" presentation:class="outline" presentation:user-transformed="true">
          <draw:text-box>
            <text:list text:style-name="L2">
              <text:list-item>
                <text:p>台灣50(加權指數中貢獻排名前50的股票)</text:p>
              </text:list-item>
              <text:list-item>
                <text:p>道瓊指數</text:p>
              </text:list-item>
              <text:list-item>
                <text:p>費城半導體指數</text:p>
              </text:list-item>
              <text:list-item>
                <text:p>台積電美國股票(ADR)</text:p>
              </text:list-item>
              <text:list-item>
                <text:p>每個股票中又有19個feature，而每一個feature都包含前9天的資料</text:p>
              </text:list-item>
              <text:list-item>
                <text:p>所以一個股票會有190個feature，190*53共10070個featu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投資交易策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每年進場金額10w</text:p>
              </text:list-item>
              <text:list-item>
                <text:p>出場條件：</text:p>
              </text:list-item>
              <text:list-item>
                <text:p>10w→30w 或 10w →8w 或 時間結束到年底</text:p>
              </text:list-item>
              <text:list-item>
                <text:p>每次最多10比交易，每次進場口數不大於3</text:p>
              </text:list-item>
              <text:list-item>
                <text:p>Takeprofit = 3.0</text:p>
              </text:list-item>
              <text:list-item>
                <text:p>Stoploss = 0.8</text:p>
              </text:list-item>
              <text:list-item>
                <text:p>最長天數為10個交易日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6年表現</text:p>
          </draw:text-box>
        </draw:frame>
        <draw:frame draw:style-name="gr1" draw:text-style-name="P1" draw:layer="layout" svg:width="22.2cm" svg:height="12.882cm" svg:x="3.2cm" svg:y="4.9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之前的計算roi方式有錯</text:p>
              </text:list-item>
              <text:list-item>
                <text:p>2.新改版的投資策略可行</text:p>
              </text:list-item>
              <text:list-item>
                <text:p>3.往後改版產生train-data的程式，並繼續把feature（53個股票）收集完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7_19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年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2 最高價（今天跟明天）-開盤（今天） 100 以上的有 60 天</text:p>
              </text:list-item>
              <text:list-item>
                <text:p>出手42次，猜中15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7年</text:p>
          </draw:text-box>
        </draw:frame>
        <draw:frame presentation:style-name="pr3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準確律超過一個定值之後，roi下降</text:p>
              </text:list-item>
              <text:list-item>
                <text:p>因為以前的很多儘管是錯的，儘管沒有到100點</text:p>
              </text:list-item>
              <text:list-item>
                <text:p>但還是會有價差可以賺</text:p>
              </text:list-item>
              <text:list-item>
                <text:p>所以，把100點的數值調降，調降成75點看看</text:p>
              </text:list-item>
              <text:list-item>
                <text:p>或是調整cost從4:4:2調整成更高看看~</text:p>
              </text:list-item>
              <text:list-item>
                <text:p>其他年份的cost都要*9~10</text:p>
              </text:list-item>
              <text:list-item>
                <text:p>但唯讀2017的train只要*5~4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目前問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準確律高並不等於roi高，因為電腦有可能都猜中的是0的部份</text:p>
              </text:list-item>
              <text:list-item>
                <text:p><text:span text:style-name="T1">所以應該做一個統計</text:span><text:span text:style-name="T1">1,0-1</text:span><text:span text:style-name="T1">準確律的程式</text:span></text:p>
              </text:list-item>
              <text:list-item>
                <text:p>回去看52 file 看當初到底給了哪些feature，再把那些feature丟進去其他年份測試</text:p>
              </text:list-item>
              <text:list-item>
                <text:p>或者加很多Feature用feature selection但要注意準確律高不代表roi高，所以要如何改變成只看1，-1出手的準確律！</text:p>
              </text:list-item>
              <text:list-item>
                <text:p>如果是禮拜三，就選擇一，看最大未平倉量是多少-收盤價看是否可以大於100有就為1沒有就是0</text:p>
              </text:list-item>
              <text:list-item>
                <text:p>控制變因是否有分析的意義？微分的意義？在svm裏面加進去是否會造成誤差？</text:p>
              </text:list-item>
              <text:list-item>
                <text:p>取57_3、57_4的交集看看，用不同東西的交集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7月27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 accuracy計算方式改變</text:p>
              </text:list-item>
              <text:list-item>
                <text:p>2.各年份間比較給的資料天數、資料內容、cost</text:p>
              </text:list-item>
              <text:list-item>
                <text:p>3.目前調整完條件下的年平均roi</text:p>
              </text:list-item>
              <text:list-item>
                <text:p>4.Next Step</text:p>
              </text:list-item>
              <text:list-item>
                <text:p>5.補充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accuracy計算方式改變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原本的計算方式</text:p>
              </text:list-item>
            </text:list>
          </draw:text-box>
        </draw:frame>
        <draw:frame draw:style-name="standard" draw:layer="layout" svg:width="14.098cm" svg:height="9.998cm" svg:x="6.986cm" svg:y="6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日期</text:p>
              </table:table-cell>
              <table:table-cell>
                <text:p>電腦預測</text:p>
              </table:table-cell>
              <table:table-cell>
                <text:p>實際情況</text:p>
              </table:table-cell>
            </table:table-row>
            <table:table-row table:style-name="ro1" table:default-cell-style-name="gray2">
              <table:table-cell>
                <text:p>1/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/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/4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/5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2" draw:layer="layout" svg:width="21cm" svg:height="0.962cm" svg:x="2.4cm" svg:y="17.6cm">
          <draw:text-box>
            <text:p>Accuracy: 3/4 = 75%</text:p>
          </draw:text-box>
        </draw:frame>
        <draw:frame draw:style-name="gr2" draw:text-style-name="P2" draw:layer="layout" svg:width="21cm" svg:height="0.992cm" svg:x="2.4cm" svg:y="19cm">
          <draw:text-box>
            <text:p>不論是否有交易，都會計算到準確率（0的也計算了）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accuracy計算方式改變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調整後</text:p>
              </text:list-item>
            </text:list>
          </draw:text-box>
        </draw:frame>
        <draw:frame draw:style-name="standard" draw:layer="layout" svg:width="14.098cm" svg:height="9.998cm" svg:x="6.986cm" svg:y="6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日期</text:p>
              </table:table-cell>
              <table:table-cell>
                <text:p>電腦預測</text:p>
              </table:table-cell>
              <table:table-cell>
                <text:p>實際情況</text:p>
              </table:table-cell>
            </table:table-row>
            <table:table-row table:style-name="ro1" table:default-cell-style-name="gray2">
              <table:table-cell>
                <text:p>1/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/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/4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/5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" draw:layer="layout" svg:width="21cm" svg:height="0.962cm" svg:x="2.4cm" svg:y="17.6cm">
          <draw:text-box>
            <text:p>Accuracy: 1/2 = 50%</text:p>
          </draw:text-box>
        </draw:frame>
        <draw:frame draw:style-name="gr2" draw:text-style-name="P2" draw:layer="layout" svg:width="21cm" svg:height="0.992cm" svg:x="2.4cm" svg:y="19cm">
          <draw:text-box>
            <text:p>只計算有出手的部份，出手的準確率，為了不要搞混之後用c+p表示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調整的原因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因為最終，這套model是要運用在投資市場的，所以我們在意的是有進場投資的準確率，如果沒有進場，就無需理會了，因此做此調整。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給的資料天數、資料內容、cost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條件設定介紹：</text:p>
              </text:list-item>
              <text:list-item>
                <text:p>Train-data範圍：test-data年份的往前10年的資料</text:p>
              </text:list-item>
              <text:list-item>
                <text:p>Test-data範圍：1年</text:p>
              </text:list-item>
              <text:list-item>
                <text:p>Labels說明：</text:p>
              </text:list-item>
              <text:list-item>
                <text:p>當天high &gt; open 100點以上定義為:1</text:p>
              </text:list-item>
              <text:list-item>
                <text:p>當天low &lt; open 100點以上定義為:-1</text:p>
              </text:list-item>
              <text:list-item>
                <text:p>其他情況定義為:0</text:p>
              </text:list-item>
              <text:list-item>
                <text:p>Cost調整說明：</text:p>
              </text:list-item>
              <text:list-item>
                <text:p>Train-data調整完cost之labels比例</text:p>
              </text:list-item>
              <text:list-item>
                <text:p>1:-1:0 = 20% : 20% : 10%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比較給前1天、前10天、前20天的c+p</text:p>
              </text:list-item>
              <text:list-item>
                <text:p>2012年、給top3、正常cost</text:p>
              </text:list-item>
            </text:list>
          </draw:text-box>
        </draw:frame>
        <draw:frame draw:style-name="gr7" draw:text-style-name="P2" draw:layer="layout" svg:width="13.2cm" svg:height="1.733cm" svg:x="7.2cm" svg:y="17.2cm">
          <draw:text-box>
            <text:p>前1天：c9%p14%c+p23% GC43% GP47%</text:p>
            <text:p>前10天：c5%p7%c+p12% GC18% GP14%</text:p>
          </draw:text-box>
        </draw:frame>
        <draw:frame draw:style-name="gr1" draw:text-style-name="P1" draw:layer="layout" svg:width="15.999cm" svg:height="8.999cm" svg:x="6.151cm" svg:y="7.66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比較給前1天、前10天、前20天的c+p</text:p>
              </text:list-item>
              <text:list-item>
                <text:p>2013年、給top3、正常cost</text:p>
              </text:list-item>
            </text:list>
          </draw:text-box>
        </draw:frame>
        <draw:frame draw:style-name="gr5" draw:text-style-name="P2" draw:layer="layout" svg:width="14.8cm" svg:height="2.474cm" svg:x="7.2cm" svg:y="17.2cm">
          <draw:text-box>
            <text:p>前1天：c7%p6%c+p13.3% GC 58.8% GP 50%</text:p>
            <text:p>前10天：c8%p0%c+p8% GC50% GP0%</text:p>
            <text:p>前20天：c7.3%p0%c+p7.3% GC41.8% GP0%</text:p>
          </draw:text-box>
        </draw:frame>
        <draw:frame draw:style-name="gr1" draw:text-style-name="P1" draw:layer="layout" svg:width="15.999cm" svg:height="8.999cm" svg:x="6cm" svg:y="7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結論1:分析當天的情況下，只給前一天的資料，c+p比較高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比較只給台指期近月、多給台灣50前三名、多給各類股前五名</text:p>
              </text:list-item>
            </text:list>
          </draw:text-box>
        </draw:frame>
        <draw:frame draw:style-name="standard" draw:layer="layout" svg:width="26.798cm" svg:height="12.941cm" svg:x="0.6cm" svg:y="6.66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3"/>
            <table:table-column table:style-name="co3"/>
            <table:table-column table:style-name="co6"/>
            <table:table-column table:style-name="co3"/>
            <table:table-column table:style-name="co3"/>
            <table:table-column table:style-name="co4"/>
            <table:table-column table:style-name="co7"/>
            <table:table-row table:style-name="ro3" table:default-cell-style-name="gray3">
              <table:table-cell>
                <text:p text:style-name="P6">科技類</text:p>
              </table:table-cell>
              <table:table-cell/>
              <table:table-cell/>
              <table:table-cell/>
              <table:table-cell>
                <text:p text:style-name="P6">傳產類</text:p>
              </table:table-cell>
              <table:table-cell/>
              <table:table-cell/>
              <table:table-cell/>
              <table:table-cell>
                <text:p text:style-name="P6">金融類</text:p>
              </table:table-cell>
              <table:table-cell/>
              <table:table-cell/>
              <table:table-cell/>
            </table:table-row>
            <table:table-row table:style-name="ro4" table:default-cell-style-name="gray2"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</table:table-row>
            <table:table-row table:style-name="ro3" table:default-cell-style-name="gray1">
              <table:table-cell>
                <text:p text:style-name="P7">1</text:p>
              </table:table-cell>
              <table:table-cell>
                <text:p text:style-name="P7">2330</text:p>
              </table:table-cell>
              <table:table-cell>
                <text:p text:style-name="P6">台積電</text:p>
              </table:table-cell>
              <table:table-cell>
                <text:p text:style-name="P7">17.95%</text:p>
              </table:table-cell>
              <table:table-cell>
                <text:p text:style-name="P7">3</text:p>
              </table:table-cell>
              <table:table-cell>
                <text:p text:style-name="P7">6505</text:p>
              </table:table-cell>
              <table:table-cell>
                <text:p text:style-name="P6">台塑化</text:p>
              </table:table-cell>
              <table:table-cell>
                <text:p text:style-name="P7">3.20%</text:p>
              </table:table-cell>
              <table:table-cell>
                <text:p text:style-name="P7">6</text:p>
              </table:table-cell>
              <table:table-cell>
                <text:p text:style-name="P7">2882</text:p>
              </table:table-cell>
              <table:table-cell>
                <text:p text:style-name="P6">國泰金</text:p>
              </table:table-cell>
              <table:table-cell>
                <text:p text:style-name="P7">2.00%</text:p>
              </table:table-cell>
            </table:table-row>
            <table:table-row table:style-name="ro3" table:default-cell-style-name="gray2">
              <table:table-cell>
                <text:p text:style-name="P7">2</text:p>
              </table:table-cell>
              <table:table-cell>
                <text:p text:style-name="P7">2317</text:p>
              </table:table-cell>
              <table:table-cell>
                <text:p text:style-name="P6">鴻海</text:p>
              </table:table-cell>
              <table:table-cell>
                <text:p text:style-name="P7">6.50%</text:p>
              </table:table-cell>
              <table:table-cell>
                <text:p text:style-name="P7">4</text:p>
              </table:table-cell>
              <table:table-cell>
                <text:p text:style-name="P7">2412</text:p>
              </table:table-cell>
              <table:table-cell>
                <text:p text:style-name="P6">中華電</text:p>
              </table:table-cell>
              <table:table-cell>
                <text:p text:style-name="P7">2.60%</text:p>
              </table:table-cell>
              <table:table-cell>
                <text:p text:style-name="P7">10</text:p>
              </table:table-cell>
              <table:table-cell>
                <text:p text:style-name="P7">2881</text:p>
              </table:table-cell>
              <table:table-cell>
                <text:p text:style-name="P6">富邦金</text:p>
              </table:table-cell>
              <table:table-cell>
                <text:p text:style-name="P7">1.56%</text:p>
              </table:table-cell>
            </table:table-row>
            <table:table-row table:style-name="ro3" table:default-cell-style-name="gray1">
              <table:table-cell>
                <text:p text:style-name="P7">5</text:p>
              </table:table-cell>
              <table:table-cell>
                <text:p text:style-name="P7">3008</text:p>
              </table:table-cell>
              <table:table-cell>
                <text:p text:style-name="P6">大立光</text:p>
              </table:table-cell>
              <table:table-cell>
                <text:p text:style-name="P7">2.40%</text:p>
              </table:table-cell>
              <table:table-cell>
                <text:p text:style-name="P7">7</text:p>
              </table:table-cell>
              <table:table-cell>
                <text:p text:style-name="P7">1303</text:p>
              </table:table-cell>
              <table:table-cell>
                <text:p text:style-name="P6">南亞</text:p>
              </table:table-cell>
              <table:table-cell>
                <text:p text:style-name="P7">1.92%</text:p>
              </table:table-cell>
              <table:table-cell>
                <text:p text:style-name="P7">14</text:p>
              </table:table-cell>
              <table:table-cell>
                <text:p text:style-name="P7">2891</text:p>
              </table:table-cell>
              <table:table-cell>
                <text:p text:style-name="P6">中信金</text:p>
              </table:table-cell>
              <table:table-cell>
                <text:p text:style-name="P7">1.23%</text:p>
              </table:table-cell>
            </table:table-row>
            <table:table-row table:style-name="ro3" table:default-cell-style-name="gray2">
              <table:table-cell>
                <text:p text:style-name="P7">11</text:p>
              </table:table-cell>
              <table:table-cell>
                <text:p text:style-name="P7">2308</text:p>
              </table:table-cell>
              <table:table-cell>
                <text:p text:style-name="P6">台達電</text:p>
              </table:table-cell>
              <table:table-cell>
                <text:p text:style-name="P7">1.37%</text:p>
              </table:table-cell>
              <table:table-cell>
                <text:p text:style-name="P7">8</text:p>
              </table:table-cell>
              <table:table-cell>
                <text:p text:style-name="P7">1301</text:p>
              </table:table-cell>
              <table:table-cell>
                <text:p text:style-name="P6">台塑</text:p>
              </table:table-cell>
              <table:table-cell>
                <text:p text:style-name="P7">1.86%</text:p>
              </table:table-cell>
              <table:table-cell>
                <text:p text:style-name="P7">16</text:p>
              </table:table-cell>
              <table:table-cell>
                <text:p text:style-name="P7">2886</text:p>
              </table:table-cell>
              <table:table-cell>
                <text:p text:style-name="P6">兆豐金</text:p>
              </table:table-cell>
              <table:table-cell>
                <text:p text:style-name="P7">1.13%</text:p>
              </table:table-cell>
            </table:table-row>
            <table:table-row table:style-name="ro3" table:default-cell-style-name="gray1">
              <table:table-cell>
                <text:p text:style-name="P7">12</text:p>
              </table:table-cell>
              <table:table-cell>
                <text:p text:style-name="P7">2454</text:p>
              </table:table-cell>
              <table:table-cell>
                <text:p text:style-name="P6">聯發科</text:p>
              </table:table-cell>
              <table:table-cell>
                <text:p text:style-name="P7">1.33%</text:p>
              </table:table-cell>
              <table:table-cell>
                <text:p text:style-name="P7">9</text:p>
              </table:table-cell>
              <table:table-cell>
                <text:p text:style-name="P7">1326</text:p>
              </table:table-cell>
              <table:table-cell>
                <text:p text:style-name="P6">台化</text:p>
              </table:table-cell>
              <table:table-cell>
                <text:p text:style-name="P7">1.71%</text:p>
              </table:table-cell>
              <table:table-cell>
                <text:p text:style-name="P7">23</text:p>
              </table:table-cell>
              <table:table-cell>
                <text:p text:style-name="P7">2892</text:p>
              </table:table-cell>
              <table:table-cell>
                <text:p text:style-name="P6">第一金</text:p>
              </table:table-cell>
              <table:table-cell>
                <text:p text:style-name="P7">0.79%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比較只給台指期近月、多給台灣50前三名、多給各類股前五名</text:p>
              </text:list-item>
              <text:list-item>
                <text:p>2016年、給前10天、正常cost</text:p>
              </text:list-item>
            </text:list>
          </draw:text-box>
        </draw:frame>
        <draw:frame draw:style-name="gr8" draw:text-style-name="P2" draw:layer="layout" svg:width="15.666cm" svg:height="2.384cm" svg:x="6.363cm" svg:y="17.093cm">
          <draw:text-box>
            <text:p>Txff: <text:s/><text:s text:c="9"/>c15%p20% c+p35% <text:s/>GC 47% GP 46%</text:p>
            <text:p>Top3: <text:s text:c="8"/>c4%p11.3% c+p15.3% GC 4% GP 16%</text:p>
            <text:p>each_top5: c11%p14%c+p25.6% GC23.8% GP23.3%</text:p>
          </draw:text-box>
        </draw:frame>
        <draw:frame draw:style-name="gr1" draw:text-style-name="P1" draw:layer="layout" svg:width="15.999cm" svg:height="8.999cm" svg:x="5.82cm" svg:y="7.44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accuracy的差別</text:p>
              </text:list-header>
            </text:list>
          </draw:text-box>
        </draw:frame>
        <draw:frame presentation:style-name="pr3" draw:layer="layout" svg:width="25.199cm" svg:height="12.179cm" svg:x="1.8cm" svg:y="5.021cm" presentation:class="outline" presentation:user-transformed="true">
          <draw:text-box>
            <text:list text:style-name="L2">
              <text:list-item>
                <text:p>結論2:只給txff比較準</text:p>
              </text:list-item>
              <text:list-item>
                <text:p><text:span text:style-name="T2">但</text:span><text:span text:style-name="T2">each_top5</text:span><text:span text:style-name="T2">給了之後有變的比</text:span><text:span text:style-name="T2">top3</text:span><text:span text:style-name="T2">高不排除裏面可能有能用</text:span><text:span text:style-name="T2">的</text:span><text:span text:style-name="T2">feature</text:span><text:span text:style-name="T2">所以做</text:span><text:span text:style-name="T2">feature selec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st與c+p關係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/2cost: 1:-1:0 = 1 : 1 : 1</text:p>
              </text:list-item>
              <text:list-item>
                <text:p>正常：1:-1:0 = 2 : 2 : 1</text:p>
              </text:list-item>
              <text:list-item>
                <text:p>2倍cost:1:-1:0 = 4 : 4 : 1</text:p>
              </text:list-item>
            </text:list>
          </draw:text-box>
        </draw:frame>
        <draw:frame draw:style-name="gr1" draw:text-style-name="P1" draw:layer="layout" svg:width="19.2cm" svg:height="11.706cm" svg:x="4.6cm" svg:y="8.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st與抓到率關係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/2cost: 1:-1:0 = 1 : 1 : 1</text:p>
              </text:list-item>
              <text:list-item>
                <text:p>正常：1:-1:0 = 2 : 2 : 1</text:p>
              </text:list-item>
              <text:list-item>
                <text:p>2倍cost:1:-1:0 = 4 : 4 : 1</text:p>
              </text:list-item>
            </text:list>
          </draw:text-box>
        </draw:frame>
        <draw:frame draw:style-name="gr1" draw:text-style-name="P1" draw:layer="layout" svg:width="18.996cm" svg:height="11.363cm" svg:x="3.391cm" svg:y="8.72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小結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結論3: 1/2cost的準確率比較高</text:p>
              </text:list-item>
              <text:list-item>
                <text:p>但cost兩倍抓到率並不會再繼續提高（why）</text:p>
              </text:list-item>
              <text:list-item>
                <text:p>（但問題是cost太低的話，就有比較高的機率錯過大波段，如何取捨？會再做看看其他年份是否也是這樣，以及其對roi的影響）</text:p>
              </text:list-item>
              <text:list-item>
                <text:p><text:span text:style-name="T2">結論：抓到率應該還是比較重要的！因為以目前的投資策略來看</text:span></text:p>
              </text:list-item>
              <text:list-item>
                <text:p><text:span text:style-name="T2">但也不確定因為</text:span><text:span text:style-name="T2">57_3</text:span><text:span text:style-name="T2">的</text:span><text:span text:style-name="T2">roi</text:span><text:span text:style-name="T2">不高（可能也跟判斷依據不同有關）</text:span></text:p>
              </text:list-item>
              <text:list-item>
                <text:p>但之後的實驗還是先用2:2:1因為這個關係是後來才發現的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資料天數：前一天</text:p>
              </text:list-item>
              <text:list-item>
                <text:p>資料內容：txff</text:p>
              </text:list-item>
              <text:list-item>
                <text:p>Cost:正常</text:p>
              </text:list-item>
              <text:list-item>
                <text:p>標的物：下個月的選擇權價外一檔</text:p>
              </text:list-item>
              <text:list-item>
                <text:p>只做多：因為做多的抓到率較高</text:p>
              </text:list-item>
              <text:list-item>
                <text:p>停利點：2.5</text:p>
              </text:list-item>
              <text:list-item>
                <text:p>停損點：0.9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2~2016年</text:p>
              </text:list-item>
            </text:list>
          </draw:text-box>
        </draw:frame>
        <draw:frame draw:style-name="gr9" draw:text-style-name="P2" draw:layer="layout" svg:width="21.8cm" svg:height="3.806cm" svg:x="3.298cm" svg:y="16.975cm">
          <draw:text-box>
            <text:p>2012:c9%p10%c+p29% GC68% GP23%</text:p>
            <text:p>2013:c7.6%p3.8%c+p11.4% GC58.3% GP25%</text:p>
            <text:p>2014:c7.7%p5%c+p12.8% GC66.6% GP21%</text:p>
            <text:p>2015:c8%p12%c+p22% GC35% GP33%</text:p>
            <text:p>2016:c16%p16%c+p32% GC52% GP53%</text:p>
          </draw:text-box>
        </draw:frame>
        <draw:frame draw:style-name="gr4" draw:text-style-name="P4" draw:layer="layout" svg:width="12.6cm" svg:height="7.087cm" svg:x="1.2cm" svg:y="7.313cm">
          <draw:image xlink:href="Pictures/200001BB00003C02000021C12E0C54257C9C67AE.svm" xlink:type="simple" xlink:show="embed" xlink:actuate="onLoad">
            <text:p/>
          </draw:image>
        </draw:frame>
        <draw:frame draw:style-name="gr6" draw:text-style-name="P2" draw:layer="layout" svg:width="6.2cm" svg:height="0.962cm" svg:x="6.6cm" svg:y="6.351cm">
          <draw:text-box>
            <text:p>ROI</text:p>
          </draw:text-box>
        </draw:frame>
        <draw:frame draw:style-name="gr1" draw:text-style-name="P1" draw:layer="layout" svg:width="13.4cm" svg:height="6.6cm" svg:x="14.4cm" svg:y="7.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6.2cm" svg:height="0.992cm" svg:x="20.6cm" svg:y="6.238cm">
          <draw:text-box>
            <text:p>c+p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目前年平均ROI為149%</text:p>
              </text:list-item>
              <text:list-item>
                <text:p><text:span text:style-name="T2">結果</text:span><text:span text:style-name="T2">ROI</text:span><text:span text:style-name="T2">的高低與抓到率比較有關</text:span></text:p>
              </text:list-item>
              <text:list-item>
                <text:p><text:span text:style-name="T2">為甚麼會這樣？不是應該跟</text:span><text:span text:style-name="T2">c+p</text:span><text:span text:style-name="T2">比較有關嘛？</text:span><text:span text:style-name="T2">--&gt;</text:span><text:span text:style-name="T2">會再研究看看</text:span></text:p>
              </text:list-item>
              <text:list-item>
                <text:p><text:span text:style-name="T2">是否改變</text:span><text:span text:style-name="T2">evaluation</text:span><text:span text:style-name="T2">的方向？還是繼續用</text:span><text:span text:style-name="T2">c+p</text:span><text:span text:style-name="T2">當參考依據，因為</text:span><text:span text:style-name="T2">最終目的還是提高</text:span><text:span text:style-name="T2">roi</text:span><text:span text:style-name="T2">，而拉高</text:span><text:span text:style-name="T2">c+p</text:span><text:span text:style-name="T2">原本就會提高抓到率，所以</text:span><text:span text:style-name="T2">應該還是已</text:span><text:span text:style-name="T2">c+p</text:span><text:span text:style-name="T2">為主</text:span></text:p>
              </text:list-item>
            </text:list>
          </draw:text-box>
        </draw:frame>
        <draw:frame draw:style-name="gr1" draw:text-style-name="P1" draw:layer="layout" svg:width="15.999cm" svg:height="8.999cm" svg:x="10.866cm" svg:y="11.4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2" draw:layer="layout" svg:width="5.4cm" svg:height="1.733cm" svg:x="4.758cm" svg:y="14.944cm">
          <draw:text-box>
            <text:p>抓到的準確率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各年roi圖</text:p>
          </draw:text-box>
        </draw:frame>
        <draw:frame draw:style-name="gr1" draw:text-style-name="P1" draw:layer="layout" svg:width="12.727cm" svg:height="7.282cm" svg:x="1.473cm" svg:y="5.91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6.6cm" svg:height="0.992cm" svg:x="4.2cm" svg:y="5cm">
          <draw:text-box>
            <text:p>2012年</text:p>
          </draw:text-box>
        </draw:frame>
        <draw:frame draw:style-name="gr1" draw:text-style-name="P1" draw:layer="layout" svg:width="12.527cm" svg:height="7.082cm" svg:x="14.073cm" svg:y="5.91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6.6cm" svg:height="0.992cm" svg:x="17.6cm" svg:y="4.608cm">
          <draw:text-box>
            <text:p>2013年</text:p>
          </draw:text-box>
        </draw:frame>
        <draw:frame draw:style-name="gr1" draw:text-style-name="P1" draw:layer="layout" svg:width="9.6cm" svg:height="5.282cm" svg:x="2.2cm" svg:y="14.71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6.6cm" svg:height="0.992cm" svg:x="4cm" svg:y="13.008cm">
          <draw:text-box>
            <text:p>2014年</text:p>
          </draw:text-box>
        </draw:frame>
        <draw:frame draw:style-name="gr1" draw:text-style-name="P1" draw:layer="layout" svg:width="10.4cm" svg:height="4.8cm" svg:x="11.8cm" svg:y="15.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" draw:layer="layout" svg:width="6.6cm" svg:height="0.992cm" svg:x="13.4cm" svg:y="13.408cm">
          <draw:text-box>
            <text:p>201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各年roi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1" draw:text-style-name="P1" draw:layer="layout" svg:width="15.999cm" svg:height="8.999cm" svg:x="6.4cm" svg:y="8.09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xt Ste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跑feature selection看看各類別top5是否有可用的東西</text:p>
              </text:list-item>
              <text:list-item>
                <text:p>把資料補到top50</text:p>
              </text:list-item>
              <text:list-item>
                <text:p>嘗試把外國的資料也加進來看看</text:p>
              </text:list-item>
              <text:list-item>
                <text:p>研究到底是c+p重要還是抓到率重要</text:p>
              </text:list-item>
              <text:list-item>
                <text:p>研究重要的那個指標與cost的關係，看如何能把roi拉高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補充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運氣成份居多的46倍ROI</text:p>
              </text:list-item>
              <text:list-item>
                <text:p>停利3倍</text:p>
              </text:list-item>
              <text:list-item>
                <text:p>不停損</text:p>
              </text:list-item>
              <text:list-item>
                <text:p>2016年，只做多</text:p>
              </text:list-item>
            </text:list>
          </draw:text-box>
        </draw:frame>
        <draw:frame draw:style-name="gr1" draw:text-style-name="P1" draw:layer="layout" svg:width="15.999cm" svg:height="8.999cm" svg:x="6.601cm" svg:y="10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文泉驛微米黑" style:font-family-asian="文泉驛微米黑" style:font-family-generic-asian="system" style:font-pitch-asian="variable" style:font-size-asian="18pt" style:font-name-complex="Noto Sans CJK TC Regular" style:font-family-complex="'Noto Sans CJK T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07-27T13:17:35.655722003</dc:date>
    <meta:editing-duration>PT15H41M27S</meta:editing-duration>
    <meta:editing-cycles>107</meta:editing-cycles>
    <meta:generator>LibreOffice/5.1.6.2$Linux_X86_64 LibreOffice_project/10m0$Build-2</meta:generator>
    <meta:document-statistic meta:object-count="2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01cm" svg:height="12.883cm" xlink:href="." xlink:type="simple" chart:class="chart:bar" chart:style-name="ch1">
        <chart:legend chart:legend-position="end" svg:x="21.076cm" svg:y="6.142cm" style:legend-expansion="high" chart:style-name="ch2"/>
        <chart:plot-area chart:style-name="ch3" chart:data-source-has-labels="both" svg:x="0.444cm" svg:y="0.257cm" svg:width="20.188cm" svg:height="12.369cm">
          <chartooo:coordinate-region svg:x="1.171cm" svg:y="0.378cm" svg:width="19.381cm" svg:height="11.245cm"/>
          <chart:axis chart:dimension="x" chart:name="primary-x" chart:style-name="ch4" chartooo:axis-type="text">
            <chart:categories table:cell-range-address="local-table.$A$2:.$A$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2" chart:label-cell-address="local-table.$B$1" chart:class="chart:bar"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815">
                <text:p>0.9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25">
                <text:p>0.9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575">
                <text:p>0.8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975">
                <text:p>1.13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62">
                <text:p>1.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155">
                <text:p>0.99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55">
                <text:p>0.99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455">
                <text:p>1.13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722">
                <text:p>1.6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7145">
                <text:p>1.67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6345">
                <text:p>1.56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27">
                <text:p>1.5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6195">
                <text:p>1.56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327">
                <text:p>1.8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3195">
                <text:p>1.83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795">
                <text:p>1.74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8225">
                <text:p>1.68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225">
                <text:p>1.62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5515">
                <text:p>1.45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675">
                <text:p>1.38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3515">
                <text:p>1.33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344">
                <text:p>1.3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7775">
                <text:p>1.27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725">
                <text:p>1.27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27">
                <text:p>1.26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6245">
                <text:p>1.26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545">
                <text:p>1.22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495">
                <text:p>1.22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2745">
                <text:p>1.42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867">
                <text:p>2.18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7545">
                <text:p>2.67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747">
                <text:p>2.6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7395">
                <text:p>2.67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652">
                <text:p>3.0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6445">
                <text:p>3.06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1375">
                <text:p>3.01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55">
                <text:p>2.9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1475">
                <text:p>2.9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91325">
                <text:p>2.91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675">
                <text:p>2.8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2955">
                <text:p>2.82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8605">
                <text:p>2.78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505">
                <text:p>2.73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343">
                <text:p>2.7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833">
                <text:p>2.6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8255">
                <text:p>2.68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3545">
                <text:p>2.935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7695">
                <text:p>2.876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2145">
                <text:p>2.82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7495">
                <text:p>2.77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3715">
                <text:p>2.737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364">
                <text:p>2.7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569">
                <text:p>2.6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5615">
                <text:p>2.656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554">
                <text:p>2.65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5465">
                <text:p>2.654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9015">
                <text:p>2.29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94">
                <text:p>2.2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0235">
                <text:p>2.10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016">
                <text:p>2.1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347">
                <text:p>2.0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3395">
                <text:p>2.03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0585">
                <text:p>1.90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051">
                <text:p>1.9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0435">
                <text:p>1.90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036">
                <text:p>1.90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0285">
                <text:p>1.90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021">
                <text:p>1.9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3995">
                <text:p>1.839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991">
                <text:p>1.6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9835">
                <text:p>1.69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771">
                <text:p>1.57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7635">
                <text:p>1.57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839">
                <text:p>1.48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8545">
                <text:p>1.385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832">
                <text:p>1.38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887">
                <text:p>1.38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8845">
                <text:p>1.388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882">
                <text:p>1.3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8795">
                <text:p>1.387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3375">
                <text:p>1.23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4565">
                <text:p>1.045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775">
                <text:p>0.98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625">
                <text:p>0.98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8475">
                <text:p>0.984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225">
                <text:p>1.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2012年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28cm" svg:height="7.283cm" xlink:href="." xlink:type="simple" chart:class="chart:line" chart:style-name="ch1">
        <chart:legend chart:legend-position="end" svg:x="11.014cm" svg:y="3.342cm" style:legend-expansion="high" chart:style-name="ch2"/>
        <chart:plot-area chart:style-name="ch3" chart:data-source-has-labels="both" svg:x="0.254cm" svg:y="0.145cm" svg:width="10.506cm" svg:height="6.993cm">
          <chartooo:coordinate-region svg:x="1.271cm" svg:y="0.145cm" svg:width="9.429cm" svg:height="5.066cm"/>
          <chart:axis chart:dimension="x" chart:name="primary-x" chart:style-name="ch4" chartooo:axis-type="auto">
            <chartooo:date-scale/>
            <chart:categories table:cell-range-address="local-table.$A$2:.$A$2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1" chart:label-cell-address="local-table.$B$1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2/1/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/1/3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2012/1/4</text:p>
              </table:table-cell>
              <table:table-cell office:value-type="float" office:value="1.0075">
                <text:p>1.0075</text:p>
              </table:table-cell>
            </table:table-row>
            <table:table-row>
              <table:table-cell office:value-type="string">
                <text:p>2012/1/5</text:p>
              </table:table-cell>
              <table:table-cell office:value-type="float" office:value="1.00725">
                <text:p>1.00725</text:p>
              </table:table-cell>
            </table:table-row>
            <table:table-row>
              <table:table-cell office:value-type="string">
                <text:p>2012/1/6</text:p>
              </table:table-cell>
              <table:table-cell office:value-type="float" office:value="0.99745">
                <text:p>0.99745</text:p>
              </table:table-cell>
            </table:table-row>
            <table:table-row>
              <table:table-cell office:value-type="string">
                <text:p>2012/1/9</text:p>
              </table:table-cell>
              <table:table-cell office:value-type="float" office:value="0.99745">
                <text:p>0.99745</text:p>
              </table:table-cell>
            </table:table-row>
            <table:table-row>
              <table:table-cell office:value-type="string">
                <text:p>2012/1/10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2012/1/11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2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3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6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7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18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30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31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1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2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3</text:p>
              </table:table-cell>
              <table:table-cell office:value-type="float" office:value="1.0087">
                <text:p>1.0087</text:p>
              </table:table-cell>
            </table:table-row>
            <table:table-row>
              <table:table-cell office:value-type="string">
                <text:p>2012/2/4</text:p>
              </table:table-cell>
              <table:table-cell office:value-type="float" office:value="1.02395">
                <text:p>1.02395</text:p>
              </table:table-cell>
            </table:table-row>
            <table:table-row>
              <table:table-cell office:value-type="string">
                <text:p>2012/2/6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7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8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9</text:p>
              </table:table-cell>
              <table:table-cell office:value-type="float" office:value="0.99365">
                <text:p>0.99365</text:p>
              </table:table-cell>
            </table:table-row>
            <table:table-row>
              <table:table-cell office:value-type="string">
                <text:p>2012/2/10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3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4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5</text:p>
              </table:table-cell>
              <table:table-cell office:value-type="float" office:value="0.9709">
                <text:p>0.9709</text:p>
              </table:table-cell>
            </table:table-row>
            <table:table-row>
              <table:table-cell office:value-type="string">
                <text:p>2012/2/16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17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0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1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2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3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4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9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1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2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3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5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6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7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8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9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12</text:p>
              </table:table-cell>
              <table:table-cell office:value-type="float" office:value="0.9653">
                <text:p>0.9653</text:p>
              </table:table-cell>
            </table:table-row>
            <table:table-row>
              <table:table-cell office:value-type="string">
                <text:p>2012/3/13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2012/3/14</text:p>
              </table:table-cell>
              <table:table-cell office:value-type="float" office:value="1.00405">
                <text:p>1.00405</text:p>
              </table:table-cell>
            </table:table-row>
            <table:table-row>
              <table:table-cell office:value-type="string">
                <text:p>2012/3/15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2012/3/16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2012/3/19</text:p>
              </table:table-cell>
              <table:table-cell office:value-type="float" office:value="1.0059">
                <text:p>1.0059</text:p>
              </table:table-cell>
            </table:table-row>
            <table:table-row>
              <table:table-cell office:value-type="string">
                <text:p>2012/3/20</text:p>
              </table:table-cell>
              <table:table-cell office:value-type="float" office:value="1.00035">
                <text:p>1.00035</text:p>
              </table:table-cell>
            </table:table-row>
            <table:table-row>
              <table:table-cell office:value-type="string">
                <text:p>2012/3/21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2012/3/22</text:p>
              </table:table-cell>
              <table:table-cell office:value-type="float" office:value="1.0186">
                <text:p>1.0186</text:p>
              </table:table-cell>
            </table:table-row>
            <table:table-row>
              <table:table-cell office:value-type="string">
                <text:p>2012/3/23</text:p>
              </table:table-cell>
              <table:table-cell office:value-type="float" office:value="1.0386">
                <text:p>1.0386</text:p>
              </table:table-cell>
            </table:table-row>
            <table:table-row>
              <table:table-cell office:value-type="string">
                <text:p>2012/3/26</text:p>
              </table:table-cell>
              <table:table-cell office:value-type="float" office:value="1.03385">
                <text:p>1.03385</text:p>
              </table:table-cell>
            </table:table-row>
            <table:table-row>
              <table:table-cell office:value-type="string">
                <text:p>2012/3/27</text:p>
              </table:table-cell>
              <table:table-cell office:value-type="float" office:value="1.03385">
                <text:p>1.03385</text:p>
              </table:table-cell>
            </table:table-row>
            <table:table-row>
              <table:table-cell office:value-type="string">
                <text:p>2012/3/28</text:p>
              </table:table-cell>
              <table:table-cell office:value-type="float" office:value="1.0336">
                <text:p>1.0336</text:p>
              </table:table-cell>
            </table:table-row>
            <table:table-row>
              <table:table-cell office:value-type="string">
                <text:p>2012/3/29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2012/3/30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2012/4/2</text:p>
              </table:table-cell>
              <table:table-cell office:value-type="float" office:value="1.02105">
                <text:p>1.02105</text:p>
              </table:table-cell>
            </table:table-row>
            <table:table-row>
              <table:table-cell office:value-type="string">
                <text:p>2012/4/3</text:p>
              </table:table-cell>
              <table:table-cell office:value-type="float" office:value="1.0137">
                <text:p>1.0137</text:p>
              </table:table-cell>
            </table:table-row>
            <table:table-row>
              <table:table-cell office:value-type="string">
                <text:p>2012/4/5</text:p>
              </table:table-cell>
              <table:table-cell office:value-type="float" office:value="1.0072">
                <text:p>1.0072</text:p>
              </table:table-cell>
            </table:table-row>
            <table:table-row>
              <table:table-cell office:value-type="string">
                <text:p>2012/4/6</text:p>
              </table:table-cell>
              <table:table-cell office:value-type="float" office:value="1.00695">
                <text:p>1.00695</text:p>
              </table:table-cell>
            </table:table-row>
            <table:table-row>
              <table:table-cell office:value-type="string">
                <text:p>2012/4/9</text:p>
              </table:table-cell>
              <table:table-cell office:value-type="float" office:value="0.9783">
                <text:p>0.9783</text:p>
              </table:table-cell>
            </table:table-row>
            <table:table-row>
              <table:table-cell office:value-type="string">
                <text:p>2012/4/10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2012/4/11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4/12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2012/4/13</text:p>
              </table:table-cell>
              <table:table-cell office:value-type="float" office:value="1.05475">
                <text:p>1.05475</text:p>
              </table:table-cell>
            </table:table-row>
            <table:table-row>
              <table:table-cell office:value-type="string">
                <text:p>2012/4/16</text:p>
              </table:table-cell>
              <table:table-cell office:value-type="float" office:value="1.05575">
                <text:p>1.05575</text:p>
              </table:table-cell>
            </table:table-row>
            <table:table-row>
              <table:table-cell office:value-type="string">
                <text:p>2012/4/17</text:p>
              </table:table-cell>
              <table:table-cell office:value-type="float" office:value="1.04455">
                <text:p>1.04455</text:p>
              </table:table-cell>
            </table:table-row>
            <table:table-row>
              <table:table-cell office:value-type="string">
                <text:p>2012/4/18</text:p>
              </table:table-cell>
              <table:table-cell office:value-type="float" office:value="1.01665">
                <text:p>1.01665</text:p>
              </table:table-cell>
            </table:table-row>
            <table:table-row>
              <table:table-cell office:value-type="string">
                <text:p>2012/4/19</text:p>
              </table:table-cell>
              <table:table-cell office:value-type="float" office:value="0.99165">
                <text:p>0.99165</text:p>
              </table:table-cell>
            </table:table-row>
            <table:table-row>
              <table:table-cell office:value-type="string">
                <text:p>2012/4/20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2012/4/23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2012/4/24</text:p>
              </table:table-cell>
              <table:table-cell office:value-type="float" office:value="0.98655">
                <text:p>0.98655</text:p>
              </table:table-cell>
            </table:table-row>
            <table:table-row>
              <table:table-cell office:value-type="string">
                <text:p>2012/4/25</text:p>
              </table:table-cell>
              <table:table-cell office:value-type="float" office:value="1.00305">
                <text:p>1.00305</text:p>
              </table:table-cell>
            </table:table-row>
            <table:table-row>
              <table:table-cell office:value-type="string">
                <text:p>2012/4/26</text:p>
              </table:table-cell>
              <table:table-cell office:value-type="float" office:value="0.99475">
                <text:p>0.99475</text:p>
              </table:table-cell>
            </table:table-row>
            <table:table-row>
              <table:table-cell office:value-type="string">
                <text:p>2012/4/27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4/30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5/2</text:p>
              </table:table-cell>
              <table:table-cell office:value-type="float" office:value="0.9695">
                <text:p>0.9695</text:p>
              </table:table-cell>
            </table:table-row>
            <table:table-row>
              <table:table-cell office:value-type="string">
                <text:p>2012/5/3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4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7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8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9</text:p>
              </table:table-cell>
              <table:table-cell office:value-type="float" office:value="1.04425">
                <text:p>1.04425</text:p>
              </table:table-cell>
            </table:table-row>
            <table:table-row>
              <table:table-cell office:value-type="string">
                <text:p>2012/5/10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2012/5/11</text:p>
              </table:table-cell>
              <table:table-cell office:value-type="float" office:value="1.03175">
                <text:p>1.03175</text:p>
              </table:table-cell>
            </table:table-row>
            <table:table-row>
              <table:table-cell office:value-type="string">
                <text:p>2012/5/14</text:p>
              </table:table-cell>
              <table:table-cell office:value-type="float" office:value="1.03175">
                <text:p>1.03175</text:p>
              </table:table-cell>
            </table:table-row>
            <table:table-row>
              <table:table-cell office:value-type="string">
                <text:p>2012/5/15</text:p>
              </table:table-cell>
              <table:table-cell office:value-type="float" office:value="1.00475">
                <text:p>1.00475</text:p>
              </table:table-cell>
            </table:table-row>
            <table:table-row>
              <table:table-cell office:value-type="string">
                <text:p>2012/5/16</text:p>
              </table:table-cell>
              <table:table-cell office:value-type="float" office:value="0.99935">
                <text:p>0.99935</text:p>
              </table:table-cell>
            </table:table-row>
            <table:table-row>
              <table:table-cell office:value-type="string">
                <text:p>2012/5/17</text:p>
              </table:table-cell>
              <table:table-cell office:value-type="float" office:value="0.99935">
                <text:p>0.99935</text:p>
              </table:table-cell>
            </table:table-row>
            <table:table-row>
              <table:table-cell office:value-type="string">
                <text:p>2012/5/18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2012/5/21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012/5/22</text:p>
              </table:table-cell>
              <table:table-cell office:value-type="float" office:value="0.97785">
                <text:p>0.97785</text:p>
              </table:table-cell>
            </table:table-row>
            <table:table-row>
              <table:table-cell office:value-type="string">
                <text:p>2012/5/23</text:p>
              </table:table-cell>
              <table:table-cell office:value-type="float" office:value="0.9724">
                <text:p>0.9724</text:p>
              </table:table-cell>
            </table:table-row>
            <table:table-row>
              <table:table-cell office:value-type="string">
                <text:p>2012/5/24</text:p>
              </table:table-cell>
              <table:table-cell office:value-type="float" office:value="0.96765">
                <text:p>0.96765</text:p>
              </table:table-cell>
            </table:table-row>
            <table:table-row>
              <table:table-cell office:value-type="string">
                <text:p>2012/5/25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2012/5/28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2012/5/29</text:p>
              </table:table-cell>
              <table:table-cell office:value-type="float" office:value="0.94315">
                <text:p>0.94315</text:p>
              </table:table-cell>
            </table:table-row>
            <table:table-row>
              <table:table-cell office:value-type="string">
                <text:p>2012/5/30</text:p>
              </table:table-cell>
              <table:table-cell office:value-type="float" office:value="0.97165">
                <text:p>0.97165</text:p>
              </table:table-cell>
            </table:table-row>
            <table:table-row>
              <table:table-cell office:value-type="string">
                <text:p>2012/5/31</text:p>
              </table:table-cell>
              <table:table-cell office:value-type="float" office:value="0.95185">
                <text:p>0.95185</text:p>
              </table:table-cell>
            </table:table-row>
            <table:table-row>
              <table:table-cell office:value-type="string">
                <text:p>2012/6/1</text:p>
              </table:table-cell>
              <table:table-cell office:value-type="float" office:value="0.9454">
                <text:p>0.9454</text:p>
              </table:table-cell>
            </table:table-row>
            <table:table-row>
              <table:table-cell office:value-type="string">
                <text:p>2012/6/4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2012/6/5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2012/6/6</text:p>
              </table:table-cell>
              <table:table-cell office:value-type="float" office:value="0.9054">
                <text:p>0.9054</text:p>
              </table:table-cell>
            </table:table-row>
            <table:table-row>
              <table:table-cell office:value-type="string">
                <text:p>2012/6/7</text:p>
              </table:table-cell>
              <table:table-cell office:value-type="float" office:value="0.8984">
                <text:p>0.8984</text:p>
              </table:table-cell>
            </table:table-row>
            <table:table-row>
              <table:table-cell office:value-type="string">
                <text:p>2012/6/8</text:p>
              </table:table-cell>
              <table:table-cell office:value-type="float" office:value="0.89155">
                <text:p>0.89155</text:p>
              </table:table-cell>
            </table:table-row>
            <table:table-row>
              <table:table-cell office:value-type="string">
                <text:p>2012/6/11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2012/6/12</text:p>
              </table:table-cell>
              <table:table-cell office:value-type="float" office:value="0.87415">
                <text:p>0.87415</text:p>
              </table:table-cell>
            </table:table-row>
            <table:table-row>
              <table:table-cell office:value-type="string">
                <text:p>2012/6/13</text:p>
              </table:table-cell>
              <table:table-cell office:value-type="float" office:value="0.8668">
                <text:p>0.8668</text:p>
              </table:table-cell>
            </table:table-row>
            <table:table-row>
              <table:table-cell office:value-type="string">
                <text:p>2012/6/14</text:p>
              </table:table-cell>
              <table:table-cell office:value-type="float" office:value="0.86655">
                <text:p>0.86655</text:p>
              </table:table-cell>
            </table:table-row>
            <table:table-row>
              <table:table-cell office:value-type="string">
                <text:p>2012/6/15</text:p>
              </table:table-cell>
              <table:table-cell office:value-type="float" office:value="0.88955">
                <text:p>0.88955</text:p>
              </table:table-cell>
            </table:table-row>
            <table:table-row>
              <table:table-cell office:value-type="string">
                <text:p>2012/6/18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19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20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21</text:p>
              </table:table-cell>
              <table:table-cell office:value-type="float" office:value="0.88445">
                <text:p>0.88445</text:p>
              </table:table-cell>
            </table:table-row>
            <table:table-row>
              <table:table-cell office:value-type="string">
                <text:p>2012/6/22</text:p>
              </table:table-cell>
              <table:table-cell office:value-type="float" office:value="0.8842">
                <text:p>0.8842</text:p>
              </table:table-cell>
            </table:table-row>
            <table:table-row>
              <table:table-cell office:value-type="string">
                <text:p>2012/6/25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6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7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8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9</text:p>
              </table:table-cell>
              <table:table-cell office:value-type="float" office:value="0.87365">
                <text:p>0.87365</text:p>
              </table:table-cell>
            </table:table-row>
            <table:table-row>
              <table:table-cell office:value-type="string">
                <text:p>2012/7/2</text:p>
              </table:table-cell>
              <table:table-cell office:value-type="float" office:value="0.8949">
                <text:p>0.8949</text:p>
              </table:table-cell>
            </table:table-row>
            <table:table-row>
              <table:table-cell office:value-type="string">
                <text:p>2012/7/3</text:p>
              </table:table-cell>
              <table:table-cell office:value-type="float" office:value="0.89465">
                <text:p>0.89465</text:p>
              </table:table-cell>
            </table:table-row>
            <table:table-row>
              <table:table-cell office:value-type="string">
                <text:p>2012/7/4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5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6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9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10</text:p>
              </table:table-cell>
              <table:table-cell office:value-type="float" office:value="0.91015">
                <text:p>0.91015</text:p>
              </table:table-cell>
            </table:table-row>
            <table:table-row>
              <table:table-cell office:value-type="string">
                <text:p>2012/7/11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2012/7/12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3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6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7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8</text:p>
              </table:table-cell>
              <table:table-cell office:value-type="float" office:value="0.899075">
                <text:p>0.899075</text:p>
              </table:table-cell>
            </table:table-row>
            <table:table-row>
              <table:table-cell office:value-type="string">
                <text:p>2012/7/19</text:p>
              </table:table-cell>
              <table:table-cell office:value-type="float" office:value="0.879075">
                <text:p>0.879075</text:p>
              </table:table-cell>
            </table:table-row>
            <table:table-row>
              <table:table-cell office:value-type="string">
                <text:p>2012/7/20</text:p>
              </table:table-cell>
              <table:table-cell office:value-type="float" office:value="0.878825">
                <text:p>0.878825</text:p>
              </table:table-cell>
            </table:table-row>
            <table:table-row>
              <table:table-cell office:value-type="string">
                <text:p>2012/7/23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4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5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6</text:p>
              </table:table-cell>
              <table:table-cell office:value-type="float" office:value="0.866025">
                <text:p>0.866025</text:p>
              </table:table-cell>
            </table:table-row>
            <table:table-row>
              <table:table-cell office:value-type="string">
                <text:p>2012/7/27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7/30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7/31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1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3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6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7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8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9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10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3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4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5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6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7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20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21</text:p>
              </table:table-cell>
              <table:table-cell office:value-type="float" office:value="0.857925">
                <text:p>0.857925</text:p>
              </table:table-cell>
            </table:table-row>
            <table:table-row>
              <table:table-cell office:value-type="string">
                <text:p>2012/8/22</text:p>
              </table:table-cell>
              <table:table-cell office:value-type="float" office:value="0.865675">
                <text:p>0.865675</text:p>
              </table:table-cell>
            </table:table-row>
            <table:table-row>
              <table:table-cell office:value-type="string">
                <text:p>2012/8/23</text:p>
              </table:table-cell>
              <table:table-cell office:value-type="float" office:value="0.865425">
                <text:p>0.865425</text:p>
              </table:table-cell>
            </table:table-row>
            <table:table-row>
              <table:table-cell office:value-type="string">
                <text:p>2012/8/24</text:p>
              </table:table-cell>
              <table:table-cell office:value-type="float" office:value="0.861275">
                <text:p>0.861275</text:p>
              </table:table-cell>
            </table:table-row>
            <table:table-row>
              <table:table-cell office:value-type="string">
                <text:p>2012/8/27</text:p>
              </table:table-cell>
              <table:table-cell office:value-type="float" office:value="0.856475">
                <text:p>0.856475</text:p>
              </table:table-cell>
            </table:table-row>
            <table:table-row>
              <table:table-cell office:value-type="string">
                <text:p>2012/8/28</text:p>
              </table:table-cell>
              <table:table-cell office:value-type="float" office:value="0.851425">
                <text:p>0.851425</text:p>
              </table:table-cell>
            </table:table-row>
            <table:table-row>
              <table:table-cell office:value-type="string">
                <text:p>2012/8/29</text:p>
              </table:table-cell>
              <table:table-cell office:value-type="float" office:value="0.851425">
                <text:p>0.851425</text:p>
              </table:table-cell>
            </table:table-row>
            <table:table-row>
              <table:table-cell office:value-type="string">
                <text:p>2012/8/30</text:p>
              </table:table-cell>
              <table:table-cell office:value-type="float" office:value="0.848125">
                <text:p>0.848125</text:p>
              </table:table-cell>
            </table:table-row>
            <table:table-row>
              <table:table-cell office:value-type="string">
                <text:p>2012/8/31</text:p>
              </table:table-cell>
              <table:table-cell office:value-type="float" office:value="0.847875">
                <text:p>0.847875</text:p>
              </table:table-cell>
            </table:table-row>
            <table:table-row>
              <table:table-cell office:value-type="string">
                <text:p>2012/9/3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4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5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6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7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0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1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2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3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4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7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8</text:p>
              </table:table-cell>
              <table:table-cell office:value-type="float" office:value="0.841975">
                <text:p>0.841975</text:p>
              </table:table-cell>
            </table:table-row>
            <table:table-row>
              <table:table-cell office:value-type="string">
                <text:p>2012/9/19</text:p>
              </table:table-cell>
              <table:table-cell office:value-type="float" office:value="0.841725">
                <text:p>0.841725</text:p>
              </table:table-cell>
            </table:table-row>
            <table:table-row>
              <table:table-cell office:value-type="string">
                <text:p>2012/9/20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1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4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5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6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7</text:p>
              </table:table-cell>
              <table:table-cell office:value-type="float" office:value="0.837975">
                <text:p>0.837975</text:p>
              </table:table-cell>
            </table:table-row>
            <table:table-row>
              <table:table-cell office:value-type="string">
                <text:p>2012/9/28</text:p>
              </table:table-cell>
              <table:table-cell office:value-type="float" office:value="0.830525">
                <text:p>0.830525</text:p>
              </table:table-cell>
            </table:table-row>
            <table:table-row>
              <table:table-cell office:value-type="string">
                <text:p>2012/10/1</text:p>
              </table:table-cell>
              <table:table-cell office:value-type="float" office:value="0.830525">
                <text:p>0.830525</text:p>
              </table:table-cell>
            </table:table-row>
            <table:table-row>
              <table:table-cell office:value-type="string">
                <text:p>2012/10/2</text:p>
              </table:table-cell>
              <table:table-cell office:value-type="float" office:value="0.823675">
                <text:p>0.823675</text:p>
              </table:table-cell>
            </table:table-row>
            <table:table-row>
              <table:table-cell office:value-type="string">
                <text:p>2012/10/3</text:p>
              </table:table-cell>
              <table:table-cell office:value-type="float" office:value="0.816925">
                <text:p>0.816925</text:p>
              </table:table-cell>
            </table:table-row>
            <table:table-row>
              <table:table-cell office:value-type="string">
                <text:p>2012/10/4</text:p>
              </table:table-cell>
              <table:table-cell office:value-type="float" office:value="0.810725">
                <text:p>0.810725</text:p>
              </table:table-cell>
            </table:table-row>
            <table:table-row>
              <table:table-cell office:value-type="string">
                <text:p>2012/10/5</text:p>
              </table:table-cell>
              <table:table-cell office:value-type="float" office:value="0.810725">
                <text:p>0.810725</text:p>
              </table:table-cell>
            </table:table-row>
            <table:table-row>
              <table:table-cell office:value-type="string">
                <text:p>2012/10/8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9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1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2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5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6</text:p>
              </table:table-cell>
              <table:table-cell office:value-type="float" office:value="0.801425">
                <text:p>0.801425</text:p>
              </table:table-cell>
            </table:table-row>
            <table:table-row>
              <table:table-cell office:value-type="string">
                <text:p>2012/10/17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2012/10/18</text:p>
              </table:table-cell>
              <table:table-cell office:value-type="float" office:value="0.792925">
                <text:p>0.792925</text:p>
              </table:table-cell>
            </table:table-row>
            <table:table-row>
              <table:table-cell office:value-type="string">
                <text:p>2012/10/19</text:p>
              </table:table-cell>
              <table:table-cell office:value-type="float" office:value="0.789175">
                <text:p>0.789175</text:p>
              </table:table-cell>
            </table:table-row>
            <table:table-row>
              <table:table-cell office:value-type="string">
                <text:p>2012/10/22</text:p>
              </table:table-cell>
              <table:table-cell office:value-type="float" office:value="0.789175">
                <text:p>0.789175</text:p>
              </table:table-cell>
            </table:table-row>
            <table:table-row>
              <table:table-cell office:value-type="string">
                <text:p>2012/10/23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4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5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6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9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30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31</text:p>
              </table:table-cell>
              <table:table-cell office:value-type="float" office:value="0.780325">
                <text:p>0.780325</text:p>
              </table:table-cell>
            </table:table-row>
            <table:table-row>
              <table:table-cell office:value-type="string">
                <text:p>2012/11/1</text:p>
              </table:table-cell>
              <table:table-cell office:value-type="float" office:value="0.768225">
                <text:p>0.768225</text:p>
              </table:table-cell>
            </table:table-row>
            <table:table-row>
              <table:table-cell office:value-type="string">
                <text:p>2012/11/2</text:p>
              </table:table-cell>
              <table:table-cell office:value-type="float" office:value="0.762075">
                <text:p>0.762075</text:p>
              </table:table-cell>
            </table:table-row>
            <table:table-row>
              <table:table-cell office:value-type="string">
                <text:p>2012/11/5</text:p>
              </table:table-cell>
              <table:table-cell office:value-type="float" office:value="0.761575">
                <text:p>0.761575</text:p>
              </table:table-cell>
            </table:table-row>
            <table:table-row>
              <table:table-cell office:value-type="string">
                <text:p>2012/11/6</text:p>
              </table:table-cell>
              <table:table-cell office:value-type="float" office:value="0.798825">
                <text:p>0.798825</text:p>
              </table:table-cell>
            </table:table-row>
            <table:table-row>
              <table:table-cell office:value-type="string">
                <text:p>2012/11/7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string">
                <text:p>2012/11/8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string">
                <text:p>2012/11/9</text:p>
              </table:table-cell>
              <table:table-cell office:value-type="float" office:value="0.802975">
                <text:p>0.802975</text:p>
              </table:table-cell>
            </table:table-row>
            <table:table-row>
              <table:table-cell office:value-type="string">
                <text:p>2012/11/12</text:p>
              </table:table-cell>
              <table:table-cell office:value-type="float" office:value="0.823725">
                <text:p>0.823725</text:p>
              </table:table-cell>
            </table:table-row>
            <table:table-row>
              <table:table-cell office:value-type="string">
                <text:p>2012/11/13</text:p>
              </table:table-cell>
              <table:table-cell office:value-type="float" office:value="0.823725">
                <text:p>0.823725</text:p>
              </table:table-cell>
            </table:table-row>
            <table:table-row>
              <table:table-cell office:value-type="string">
                <text:p>2012/11/14</text:p>
              </table:table-cell>
              <table:table-cell office:value-type="float" office:value="0.822975">
                <text:p>0.822975</text:p>
              </table:table-cell>
            </table:table-row>
            <table:table-row>
              <table:table-cell office:value-type="string">
                <text:p>2012/11/15</text:p>
              </table:table-cell>
              <table:table-cell office:value-type="float" office:value="0.810075">
                <text:p>0.810075</text:p>
              </table:table-cell>
            </table:table-row>
            <table:table-row>
              <table:table-cell office:value-type="string">
                <text:p>2012/11/16</text:p>
              </table:table-cell>
              <table:table-cell office:value-type="float" office:value="0.805325">
                <text:p>0.805325</text:p>
              </table:table-cell>
            </table:table-row>
            <table:table-row>
              <table:table-cell office:value-type="string">
                <text:p>2012/11/19</text:p>
              </table:table-cell>
              <table:table-cell office:value-type="float" office:value="0.799925">
                <text:p>0.799925</text:p>
              </table:table-cell>
            </table:table-row>
            <table:table-row>
              <table:table-cell office:value-type="string">
                <text:p>2012/11/20</text:p>
              </table:table-cell>
              <table:table-cell office:value-type="float" office:value="0.796675">
                <text:p>0.796675</text:p>
              </table:table-cell>
            </table:table-row>
            <table:table-row>
              <table:table-cell office:value-type="string">
                <text:p>2012/11/21</text:p>
              </table:table-cell>
              <table:table-cell office:value-type="float" office:value="0.793525">
                <text:p>0.793525</text:p>
              </table:table-cell>
            </table:table-row>
            <table:table-row>
              <table:table-cell office:value-type="string">
                <text:p>2012/11/22</text:p>
              </table:table-cell>
              <table:table-cell office:value-type="float" office:value="0.792525">
                <text:p>0.792525</text:p>
              </table:table-cell>
            </table:table-row>
            <table:table-row>
              <table:table-cell office:value-type="string">
                <text:p>2012/11/23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6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7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8</text:p>
              </table:table-cell>
              <table:table-cell office:value-type="float" office:value="1.378275">
                <text:p>1.378275</text:p>
              </table:table-cell>
            </table:table-row>
            <table:table-row>
              <table:table-cell office:value-type="string">
                <text:p>2012/11/29</text:p>
              </table:table-cell>
              <table:table-cell office:value-type="float" office:value="1.378025">
                <text:p>1.378025</text:p>
              </table:table-cell>
            </table:table-row>
            <table:table-row>
              <table:table-cell office:value-type="string">
                <text:p>2012/11/30</text:p>
              </table:table-cell>
              <table:table-cell office:value-type="float" office:value="1.401525">
                <text:p>1.401525</text:p>
              </table:table-cell>
            </table:table-row>
            <table:table-row>
              <table:table-cell office:value-type="string">
                <text:p>2012/12/3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4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5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6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7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0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1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2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3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4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7</text:p>
              </table:table-cell>
              <table:table-cell office:value-type="float" office:value="1.400725">
                <text:p>1.400725</text:p>
              </table:table-cell>
            </table:table-row>
            <table:table-row>
              <table:table-cell office:value-type="string">
                <text:p>2012/12/18</text:p>
              </table:table-cell>
              <table:table-cell office:value-type="float" office:value="1.396725">
                <text:p>1.396725</text:p>
              </table:table-cell>
            </table:table-row>
            <table:table-row>
              <table:table-cell office:value-type="string">
                <text:p>2012/12/19</text:p>
              </table:table-cell>
              <table:table-cell office:value-type="float" office:value="1.396475">
                <text:p>1.396475</text:p>
              </table:table-cell>
            </table:table-row>
            <table:table-row>
              <table:table-cell office:value-type="string">
                <text:p>2012/12/20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1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2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4</text:p>
              </table:table-cell>
              <table:table-cell office:value-type="float" office:value="1.389925">
                <text:p>1.389925</text:p>
              </table:table-cell>
            </table:table-row>
            <table:table-row>
              <table:table-cell office:value-type="string">
                <text:p>2012/12/25</text:p>
              </table:table-cell>
              <table:table-cell office:value-type="float" office:value="1.737175">
                <text:p>1.737175</text:p>
              </table:table-cell>
            </table:table-row>
            <table:table-row>
              <table:table-cell office:value-type="string">
                <text:p>2012/12/26</text:p>
              </table:table-cell>
              <table:table-cell office:value-type="float" office:value="1.753675">
                <text:p>1.753675</text:p>
              </table:table-cell>
            </table:table-row>
            <table:table-row>
              <table:table-cell office:value-type="string">
                <text:p>2012/12/27</text:p>
              </table:table-cell>
              <table:table-cell office:value-type="float" office:value="1.749325">
                <text:p>1.749325</text:p>
              </table:table-cell>
            </table:table-row>
            <table:table-row>
              <table:table-cell office:value-type="string">
                <text:p>2012/12/28</text:p>
              </table:table-cell>
              <table:table-cell office:value-type="float" office:value="1.749325">
                <text:p>1.7493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28cm" svg:height="7.083cm" xlink:href="." xlink:type="simple" chart:class="chart:line" chart:style-name="ch1">
        <chart:legend chart:legend-position="end" svg:x="10.814cm" svg:y="3.242cm" style:legend-expansion="high" chart:style-name="ch2"/>
        <chart:plot-area chart:style-name="ch3" chart:data-source-has-labels="both" svg:x="0.25cm" svg:y="0.141cm" svg:width="10.314cm" svg:height="6.801cm">
          <chartooo:coordinate-region svg:x="1.266cm" svg:y="0.141cm" svg:width="9.236cm" svg:height="4.874cm"/>
          <chart:axis chart:dimension="x" chart:name="primary-x" chart:style-name="ch4" chartooo:axis-type="auto">
            <chartooo:date-scale/>
            <chart:categories table:cell-range-address="local-table.$A$2:.$A$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7" chart:label-cell-address="local-table.$B$1" chart:class="chart:line">
            <chart:data-point chart:repeated="2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3/1/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8</text:p>
              </table:table-cell>
              <table:table-cell office:value-type="float" office:value="0.99944">
                <text:p>0.99944</text:p>
              </table:table-cell>
            </table:table-row>
            <table:table-row>
              <table:table-cell office:value-type="string">
                <text:p>2013/1/9</text:p>
              </table:table-cell>
              <table:table-cell office:value-type="float" office:value="0.999415">
                <text:p>0.999415</text:p>
              </table:table-cell>
            </table:table-row>
            <table:table-row>
              <table:table-cell office:value-type="string">
                <text:p>2013/1/10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1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4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5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6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7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8</text:p>
              </table:table-cell>
              <table:table-cell office:value-type="float" office:value="1.001865">
                <text:p>1.001865</text:p>
              </table:table-cell>
            </table:table-row>
            <table:table-row>
              <table:table-cell office:value-type="string">
                <text:p>2013/1/21</text:p>
              </table:table-cell>
              <table:table-cell office:value-type="float" office:value="1.001125">
                <text:p>1.001125</text:p>
              </table:table-cell>
            </table:table-row>
            <table:table-row>
              <table:table-cell office:value-type="string">
                <text:p>2013/1/22</text:p>
              </table:table-cell>
              <table:table-cell office:value-type="float" office:value="1.000685">
                <text:p>1.000685</text:p>
              </table:table-cell>
            </table:table-row>
            <table:table-row>
              <table:table-cell office:value-type="string">
                <text:p>2013/1/23</text:p>
              </table:table-cell>
              <table:table-cell office:value-type="float" office:value="1.00037">
                <text:p>1.00037</text:p>
              </table:table-cell>
            </table:table-row>
            <table:table-row>
              <table:table-cell office:value-type="string">
                <text:p>2013/1/24</text:p>
              </table:table-cell>
              <table:table-cell office:value-type="float" office:value="1.00037">
                <text:p>1.00037</text:p>
              </table:table-cell>
            </table:table-row>
            <table:table-row>
              <table:table-cell office:value-type="string">
                <text:p>2013/1/25</text:p>
              </table:table-cell>
              <table:table-cell office:value-type="float" office:value="1.000075">
                <text:p>1.000075</text:p>
              </table:table-cell>
            </table:table-row>
            <table:table-row>
              <table:table-cell office:value-type="string">
                <text:p>2013/1/28</text:p>
              </table:table-cell>
              <table:table-cell office:value-type="float" office:value="1.00005">
                <text:p>1.00005</text:p>
              </table:table-cell>
            </table:table-row>
            <table:table-row>
              <table:table-cell office:value-type="string">
                <text:p>2013/1/29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1/30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1/31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1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4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5</text:p>
              </table:table-cell>
              <table:table-cell office:value-type="float" office:value="1.0048">
                <text:p>1.0048</text:p>
              </table:table-cell>
            </table:table-row>
            <table:table-row>
              <table:table-cell office:value-type="string">
                <text:p>2013/2/6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18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19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0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1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2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3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5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6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7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3/1</text:p>
              </table:table-cell>
              <table:table-cell office:value-type="float" office:value="1.00475">
                <text:p>1.00475</text:p>
              </table:table-cell>
            </table:table-row>
            <table:table-row>
              <table:table-cell office:value-type="string">
                <text:p>2013/3/4</text:p>
              </table:table-cell>
              <table:table-cell office:value-type="float" office:value="1.00353">
                <text:p>1.00353</text:p>
              </table:table-cell>
            </table:table-row>
            <table:table-row>
              <table:table-cell office:value-type="string">
                <text:p>2013/3/5</text:p>
              </table:table-cell>
              <table:table-cell office:value-type="float" office:value="1.00353">
                <text:p>1.00353</text:p>
              </table:table-cell>
            </table:table-row>
            <table:table-row>
              <table:table-cell office:value-type="string">
                <text:p>2013/3/6</text:p>
              </table:table-cell>
              <table:table-cell office:value-type="float" office:value="0.97506">
                <text:p>0.97506</text:p>
              </table:table-cell>
            </table:table-row>
            <table:table-row>
              <table:table-cell office:value-type="string">
                <text:p>2013/3/7</text:p>
              </table:table-cell>
              <table:table-cell office:value-type="float" office:value="0.97506">
                <text:p>0.97506</text:p>
              </table:table-cell>
            </table:table-row>
            <table:table-row>
              <table:table-cell office:value-type="string">
                <text:p>2013/3/8</text:p>
              </table:table-cell>
              <table:table-cell office:value-type="float" office:value="0.975035">
                <text:p>0.975035</text:p>
              </table:table-cell>
            </table:table-row>
            <table:table-row>
              <table:table-cell office:value-type="string">
                <text:p>2013/3/11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2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3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4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5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8</text:p>
              </table:table-cell>
              <table:table-cell office:value-type="float" office:value="0.97617">
                <text:p>0.97617</text:p>
              </table:table-cell>
            </table:table-row>
            <table:table-row>
              <table:table-cell office:value-type="string">
                <text:p>2013/3/19</text:p>
              </table:table-cell>
              <table:table-cell office:value-type="float" office:value="0.97617">
                <text:p>0.97617</text:p>
              </table:table-cell>
            </table:table-row>
            <table:table-row>
              <table:table-cell office:value-type="string">
                <text:p>2013/3/20</text:p>
              </table:table-cell>
              <table:table-cell office:value-type="float" office:value="0.976145">
                <text:p>0.976145</text:p>
              </table:table-cell>
            </table:table-row>
            <table:table-row>
              <table:table-cell office:value-type="string">
                <text:p>2013/3/21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2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5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6</text:p>
              </table:table-cell>
              <table:table-cell office:value-type="float" office:value="0.97578">
                <text:p>0.97578</text:p>
              </table:table-cell>
            </table:table-row>
            <table:table-row>
              <table:table-cell office:value-type="string">
                <text:p>2013/3/27</text:p>
              </table:table-cell>
              <table:table-cell office:value-type="float" office:value="0.97543">
                <text:p>0.97543</text:p>
              </table:table-cell>
            </table:table-row>
            <table:table-row>
              <table:table-cell office:value-type="string">
                <text:p>2013/3/28</text:p>
              </table:table-cell>
              <table:table-cell office:value-type="float" office:value="0.97543">
                <text:p>0.97543</text:p>
              </table:table-cell>
            </table:table-row>
            <table:table-row>
              <table:table-cell office:value-type="string">
                <text:p>2013/3/29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2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3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8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9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0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1</text:p>
              </table:table-cell>
              <table:table-cell office:value-type="float" office:value="0.9469025">
                <text:p>0.9469025</text:p>
              </table:table-cell>
            </table:table-row>
            <table:table-row>
              <table:table-cell office:value-type="string">
                <text:p>2013/4/12</text:p>
              </table:table-cell>
              <table:table-cell office:value-type="float" office:value="0.9465625">
                <text:p>0.9465625</text:p>
              </table:table-cell>
            </table:table-row>
            <table:table-row>
              <table:table-cell office:value-type="string">
                <text:p>2013/4/15</text:p>
              </table:table-cell>
              <table:table-cell office:value-type="float" office:value="0.9463275">
                <text:p>0.9463275</text:p>
              </table:table-cell>
            </table:table-row>
            <table:table-row>
              <table:table-cell office:value-type="string">
                <text:p>2013/4/16</text:p>
              </table:table-cell>
              <table:table-cell office:value-type="float" office:value="0.9463275">
                <text:p>0.9463275</text:p>
              </table:table-cell>
            </table:table-row>
            <table:table-row>
              <table:table-cell office:value-type="string">
                <text:p>2013/4/17</text:p>
              </table:table-cell>
              <table:table-cell office:value-type="float" office:value="0.9460975">
                <text:p>0.9460975</text:p>
              </table:table-cell>
            </table:table-row>
            <table:table-row>
              <table:table-cell office:value-type="string">
                <text:p>2013/4/18</text:p>
              </table:table-cell>
              <table:table-cell office:value-type="float" office:value="0.9457375">
                <text:p>0.9457375</text:p>
              </table:table-cell>
            </table:table-row>
            <table:table-row>
              <table:table-cell office:value-type="string">
                <text:p>2013/4/19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2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3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4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5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4/29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4/3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7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8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9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4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5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7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1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2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4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7</text:p>
              </table:table-cell>
              <table:table-cell office:value-type="float" office:value="0.9482525">
                <text:p>0.9482525</text:p>
              </table:table-cell>
            </table:table-row>
            <table:table-row>
              <table:table-cell office:value-type="string">
                <text:p>2013/5/28</text:p>
              </table:table-cell>
              <table:table-cell office:value-type="float" office:value="0.9480025">
                <text:p>0.9480025</text:p>
              </table:table-cell>
            </table:table-row>
            <table:table-row>
              <table:table-cell office:value-type="string">
                <text:p>2013/5/29</text:p>
              </table:table-cell>
              <table:table-cell office:value-type="float" office:value="0.9480025">
                <text:p>0.9480025</text:p>
              </table:table-cell>
            </table:table-row>
            <table:table-row>
              <table:table-cell office:value-type="string">
                <text:p>2013/5/30</text:p>
              </table:table-cell>
              <table:table-cell office:value-type="float" office:value="0.9477525">
                <text:p>0.9477525</text:p>
              </table:table-cell>
            </table:table-row>
            <table:table-row>
              <table:table-cell office:value-type="string">
                <text:p>2013/5/31</text:p>
              </table:table-cell>
              <table:table-cell office:value-type="float" office:value="0.9474775">
                <text:p>0.9474775</text:p>
              </table:table-cell>
            </table:table-row>
            <table:table-row>
              <table:table-cell office:value-type="string">
                <text:p>2013/6/3</text:p>
              </table:table-cell>
              <table:table-cell office:value-type="float" office:value="0.9474525">
                <text:p>0.9474525</text:p>
              </table:table-cell>
            </table:table-row>
            <table:table-row>
              <table:table-cell office:value-type="string">
                <text:p>2013/6/4</text:p>
              </table:table-cell>
              <table:table-cell office:value-type="float" office:value="0.9476875">
                <text:p>0.9476875</text:p>
              </table:table-cell>
            </table:table-row>
            <table:table-row>
              <table:table-cell office:value-type="string">
                <text:p>2013/6/5</text:p>
              </table:table-cell>
              <table:table-cell office:value-type="float" office:value="0.9476625">
                <text:p>0.9476625</text:p>
              </table:table-cell>
            </table:table-row>
            <table:table-row>
              <table:table-cell office:value-type="string">
                <text:p>2013/6/6</text:p>
              </table:table-cell>
              <table:table-cell office:value-type="float" office:value="0.9468575">
                <text:p>0.9468575</text:p>
              </table:table-cell>
            </table:table-row>
            <table:table-row>
              <table:table-cell office:value-type="string">
                <text:p>2013/6/7</text:p>
              </table:table-cell>
              <table:table-cell office:value-type="float" office:value="0.9464825">
                <text:p>0.9464825</text:p>
              </table:table-cell>
            </table:table-row>
            <table:table-row>
              <table:table-cell office:value-type="string">
                <text:p>2013/6/10</text:p>
              </table:table-cell>
              <table:table-cell office:value-type="float" office:value="0.9464575">
                <text:p>0.9464575</text:p>
              </table:table-cell>
            </table:table-row>
            <table:table-row>
              <table:table-cell office:value-type="string">
                <text:p>2013/6/11</text:p>
              </table:table-cell>
              <table:table-cell office:value-type="float" office:value="0.9460525">
                <text:p>0.9460525</text:p>
              </table:table-cell>
            </table:table-row>
            <table:table-row>
              <table:table-cell office:value-type="string">
                <text:p>2013/6/13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4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7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8</text:p>
              </table:table-cell>
              <table:table-cell office:value-type="float" office:value="0.9183525">
                <text:p>0.9183525</text:p>
              </table:table-cell>
            </table:table-row>
            <table:table-row>
              <table:table-cell office:value-type="string">
                <text:p>2013/6/19</text:p>
              </table:table-cell>
              <table:table-cell office:value-type="float" office:value="0.9183525">
                <text:p>0.9183525</text:p>
              </table:table-cell>
            </table:table-row>
            <table:table-row>
              <table:table-cell office:value-type="string">
                <text:p>2013/6/20</text:p>
              </table:table-cell>
              <table:table-cell office:value-type="float" office:value="0.9178475">
                <text:p>0.9178475</text:p>
              </table:table-cell>
            </table:table-row>
            <table:table-row>
              <table:table-cell office:value-type="string">
                <text:p>2013/6/21</text:p>
              </table:table-cell>
              <table:table-cell office:value-type="float" office:value="0.9178475">
                <text:p>0.9178475</text:p>
              </table:table-cell>
            </table:table-row>
            <table:table-row>
              <table:table-cell office:value-type="string">
                <text:p>2013/6/24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5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6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7</text:p>
              </table:table-cell>
              <table:table-cell office:value-type="float" office:value="0.8939825">
                <text:p>0.8939825</text:p>
              </table:table-cell>
            </table:table-row>
            <table:table-row>
              <table:table-cell office:value-type="string">
                <text:p>2013/6/28</text:p>
              </table:table-cell>
              <table:table-cell office:value-type="float" office:value="0.893715">
                <text:p>0.893715</text:p>
              </table:table-cell>
            </table:table-row>
            <table:table-row>
              <table:table-cell office:value-type="string">
                <text:p>2013/7/1</text:p>
              </table:table-cell>
              <table:table-cell office:value-type="float" office:value="0.89369">
                <text:p>0.89369</text:p>
              </table:table-cell>
            </table:table-row>
            <table:table-row>
              <table:table-cell office:value-type="string">
                <text:p>2013/7/2</text:p>
              </table:table-cell>
              <table:table-cell office:value-type="float" office:value="0.895215">
                <text:p>0.895215</text:p>
              </table:table-cell>
            </table:table-row>
            <table:table-row>
              <table:table-cell office:value-type="string">
                <text:p>2013/7/3</text:p>
              </table:table-cell>
              <table:table-cell office:value-type="float" office:value="0.895215">
                <text:p>0.895215</text:p>
              </table:table-cell>
            </table:table-row>
            <table:table-row>
              <table:table-cell office:value-type="string">
                <text:p>2013/7/4</text:p>
              </table:table-cell>
              <table:table-cell office:value-type="float" office:value="0.89519">
                <text:p>0.89519</text:p>
              </table:table-cell>
            </table:table-row>
            <table:table-row>
              <table:table-cell office:value-type="string">
                <text:p>2013/7/5</text:p>
              </table:table-cell>
              <table:table-cell office:value-type="float" office:value="0.897615">
                <text:p>0.897615</text:p>
              </table:table-cell>
            </table:table-row>
            <table:table-row>
              <table:table-cell office:value-type="string">
                <text:p>2013/7/8</text:p>
              </table:table-cell>
              <table:table-cell office:value-type="float" office:value="0.897615">
                <text:p>0.897615</text:p>
              </table:table-cell>
            </table:table-row>
            <table:table-row>
              <table:table-cell office:value-type="string">
                <text:p>2013/7/9</text:p>
              </table:table-cell>
              <table:table-cell office:value-type="float" office:value="0.89759">
                <text:p>0.89759</text:p>
              </table:table-cell>
            </table:table-row>
            <table:table-row>
              <table:table-cell office:value-type="string">
                <text:p>2013/7/10</text:p>
              </table:table-cell>
              <table:table-cell office:value-type="float" office:value="0.89979">
                <text:p>0.89979</text:p>
              </table:table-cell>
            </table:table-row>
            <table:table-row>
              <table:table-cell office:value-type="string">
                <text:p>2013/7/11</text:p>
              </table:table-cell>
              <table:table-cell office:value-type="float" office:value="0.905065">
                <text:p>0.905065</text:p>
              </table:table-cell>
            </table:table-row>
            <table:table-row>
              <table:table-cell office:value-type="string">
                <text:p>2013/7/12</text:p>
              </table:table-cell>
              <table:table-cell office:value-type="float" office:value="0.907565">
                <text:p>0.907565</text:p>
              </table:table-cell>
            </table:table-row>
            <table:table-row>
              <table:table-cell office:value-type="string">
                <text:p>2013/7/15</text:p>
              </table:table-cell>
              <table:table-cell office:value-type="float" office:value="0.90726">
                <text:p>0.90726</text:p>
              </table:table-cell>
            </table:table-row>
            <table:table-row>
              <table:table-cell office:value-type="string">
                <text:p>2013/7/16</text:p>
              </table:table-cell>
              <table:table-cell office:value-type="float" office:value="0.90726">
                <text:p>0.90726</text:p>
              </table:table-cell>
            </table:table-row>
            <table:table-row>
              <table:table-cell office:value-type="string">
                <text:p>2013/7/17</text:p>
              </table:table-cell>
              <table:table-cell office:value-type="float" office:value="0.90686">
                <text:p>0.90686</text:p>
              </table:table-cell>
            </table:table-row>
            <table:table-row>
              <table:table-cell office:value-type="string">
                <text:p>2013/7/18</text:p>
              </table:table-cell>
              <table:table-cell office:value-type="float" office:value="0.906425">
                <text:p>0.906425</text:p>
              </table:table-cell>
            </table:table-row>
            <table:table-row>
              <table:table-cell office:value-type="string">
                <text:p>2013/7/19</text:p>
              </table:table-cell>
              <table:table-cell office:value-type="float" office:value="0.905975">
                <text:p>0.905975</text:p>
              </table:table-cell>
            </table:table-row>
            <table:table-row>
              <table:table-cell office:value-type="string">
                <text:p>2013/7/22</text:p>
              </table:table-cell>
              <table:table-cell office:value-type="float" office:value="0.90595">
                <text:p>0.90595</text:p>
              </table:table-cell>
            </table:table-row>
            <table:table-row>
              <table:table-cell office:value-type="string">
                <text:p>2013/7/23</text:p>
              </table:table-cell>
              <table:table-cell office:value-type="float" office:value="0.90905">
                <text:p>0.90905</text:p>
              </table:table-cell>
            </table:table-row>
            <table:table-row>
              <table:table-cell office:value-type="string">
                <text:p>2013/7/24</text:p>
              </table:table-cell>
              <table:table-cell office:value-type="float" office:value="0.910125">
                <text:p>0.910125</text:p>
              </table:table-cell>
            </table:table-row>
            <table:table-row>
              <table:table-cell office:value-type="string">
                <text:p>2013/7/25</text:p>
              </table:table-cell>
              <table:table-cell office:value-type="float" office:value="0.910125">
                <text:p>0.910125</text:p>
              </table:table-cell>
            </table:table-row>
            <table:table-row>
              <table:table-cell office:value-type="string">
                <text:p>2013/7/26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2013/7/29</text:p>
              </table:table-cell>
              <table:table-cell office:value-type="float" office:value="0.909225">
                <text:p>0.909225</text:p>
              </table:table-cell>
            </table:table-row>
            <table:table-row>
              <table:table-cell office:value-type="string">
                <text:p>2013/7/30</text:p>
              </table:table-cell>
              <table:table-cell office:value-type="float" office:value="0.9092">
                <text:p>0.9092</text:p>
              </table:table-cell>
            </table:table-row>
            <table:table-row>
              <table:table-cell office:value-type="string">
                <text:p>2013/7/31</text:p>
              </table:table-cell>
              <table:table-cell office:value-type="float" office:value="0.908975">
                <text:p>0.908975</text:p>
              </table:table-cell>
            </table:table-row>
            <table:table-row>
              <table:table-cell office:value-type="string">
                <text:p>2013/8/1</text:p>
              </table:table-cell>
              <table:table-cell office:value-type="float" office:value="0.908975">
                <text:p>0.908975</text:p>
              </table:table-cell>
            </table:table-row>
            <table:table-row>
              <table:table-cell office:value-type="string">
                <text:p>2013/8/2</text:p>
              </table:table-cell>
              <table:table-cell office:value-type="float" office:value="0.887525">
                <text:p>0.887525</text:p>
              </table:table-cell>
            </table:table-row>
            <table:table-row>
              <table:table-cell office:value-type="string">
                <text:p>2013/8/5</text:p>
              </table:table-cell>
              <table:table-cell office:value-type="float" office:value="0.88696">
                <text:p>0.88696</text:p>
              </table:table-cell>
            </table:table-row>
            <table:table-row>
              <table:table-cell office:value-type="string">
                <text:p>2013/8/6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7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8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9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12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13</text:p>
              </table:table-cell>
              <table:table-cell office:value-type="float" office:value="0.88523">
                <text:p>0.88523</text:p>
              </table:table-cell>
            </table:table-row>
            <table:table-row>
              <table:table-cell office:value-type="string">
                <text:p>2013/8/14</text:p>
              </table:table-cell>
              <table:table-cell office:value-type="float" office:value="0.91523">
                <text:p>0.91523</text:p>
              </table:table-cell>
            </table:table-row>
            <table:table-row>
              <table:table-cell office:value-type="string">
                <text:p>2013/8/15</text:p>
              </table:table-cell>
              <table:table-cell office:value-type="float" office:value="0.91459">
                <text:p>0.91459</text:p>
              </table:table-cell>
            </table:table-row>
            <table:table-row>
              <table:table-cell office:value-type="string">
                <text:p>2013/8/16</text:p>
              </table:table-cell>
              <table:table-cell office:value-type="float" office:value="0.91409">
                <text:p>0.91409</text:p>
              </table:table-cell>
            </table:table-row>
            <table:table-row>
              <table:table-cell office:value-type="string">
                <text:p>2013/8/19</text:p>
              </table:table-cell>
              <table:table-cell office:value-type="float" office:value="0.913665">
                <text:p>0.913665</text:p>
              </table:table-cell>
            </table:table-row>
            <table:table-row>
              <table:table-cell office:value-type="string">
                <text:p>2013/8/20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2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3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6</text:p>
              </table:table-cell>
              <table:table-cell office:value-type="float" office:value="0.89033">
                <text:p>0.89033</text:p>
              </table:table-cell>
            </table:table-row>
            <table:table-row>
              <table:table-cell office:value-type="string">
                <text:p>2013/8/27</text:p>
              </table:table-cell>
              <table:table-cell office:value-type="float" office:value="0.88993">
                <text:p>0.88993</text:p>
              </table:table-cell>
            </table:table-row>
            <table:table-row>
              <table:table-cell office:value-type="string">
                <text:p>2013/8/28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8/29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8/30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9/2</text:p>
              </table:table-cell>
              <table:table-cell office:value-type="float" office:value="0.867905">
                <text:p>0.867905</text:p>
              </table:table-cell>
            </table:table-row>
            <table:table-row>
              <table:table-cell office:value-type="string">
                <text:p>2013/9/3</text:p>
              </table:table-cell>
              <table:table-cell office:value-type="float" office:value="0.87003">
                <text:p>0.87003</text:p>
              </table:table-cell>
            </table:table-row>
            <table:table-row>
              <table:table-cell office:value-type="string">
                <text:p>2013/9/4</text:p>
              </table:table-cell>
              <table:table-cell office:value-type="float" office:value="0.87003">
                <text:p>0.87003</text:p>
              </table:table-cell>
            </table:table-row>
            <table:table-row>
              <table:table-cell office:value-type="string">
                <text:p>2013/9/5</text:p>
              </table:table-cell>
              <table:table-cell office:value-type="float" office:value="0.86903">
                <text:p>0.86903</text:p>
              </table:table-cell>
            </table:table-row>
            <table:table-row>
              <table:table-cell office:value-type="string">
                <text:p>2013/9/6</text:p>
              </table:table-cell>
              <table:table-cell office:value-type="float" office:value="0.904005">
                <text:p>0.904005</text:p>
              </table:table-cell>
            </table:table-row>
            <table:table-row>
              <table:table-cell office:value-type="string">
                <text:p>2013/9/9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0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1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2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3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4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6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7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8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3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4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5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6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7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string">
                <text:p>2013/9/30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string">
                <text:p>2013/10/1</text:p>
              </table:table-cell>
              <table:table-cell office:value-type="float" office:value="0.90407">
                <text:p>0.90407</text:p>
              </table:table-cell>
            </table:table-row>
            <table:table-row>
              <table:table-cell office:value-type="string">
                <text:p>2013/10/2</text:p>
              </table:table-cell>
              <table:table-cell office:value-type="float" office:value="0.90388">
                <text:p>0.90388</text:p>
              </table:table-cell>
            </table:table-row>
            <table:table-row>
              <table:table-cell office:value-type="string">
                <text:p>2013/10/3</text:p>
              </table:table-cell>
              <table:table-cell office:value-type="float" office:value="0.903855">
                <text:p>0.903855</text:p>
              </table:table-cell>
            </table:table-row>
            <table:table-row>
              <table:table-cell office:value-type="string">
                <text:p>2013/10/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7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8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9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1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5</text:p>
              </table:table-cell>
              <table:table-cell office:value-type="float" office:value="0.909505">
                <text:p>0.909505</text:p>
              </table:table-cell>
            </table:table-row>
            <table:table-row>
              <table:table-cell office:value-type="string">
                <text:p>2013/10/16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7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8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1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2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3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5</text:p>
              </table:table-cell>
              <table:table-cell office:value-type="float" office:value="0.909235">
                <text:p>0.909235</text:p>
              </table:table-cell>
            </table:table-row>
            <table:table-row>
              <table:table-cell office:value-type="string">
                <text:p>2013/10/28</text:p>
              </table:table-cell>
              <table:table-cell office:value-type="float" office:value="0.90921">
                <text:p>0.90921</text:p>
              </table:table-cell>
            </table:table-row>
            <table:table-row>
              <table:table-cell office:value-type="string">
                <text:p>2013/10/29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0/30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0/31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1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4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5</text:p>
              </table:table-cell>
              <table:table-cell office:value-type="float" office:value="0.90998">
                <text:p>0.90998</text:p>
              </table:table-cell>
            </table:table-row>
            <table:table-row>
              <table:table-cell office:value-type="string">
                <text:p>2013/11/6</text:p>
              </table:table-cell>
              <table:table-cell office:value-type="float" office:value="0.90998">
                <text:p>0.90998</text:p>
              </table:table-cell>
            </table:table-row>
            <table:table-row>
              <table:table-cell office:value-type="string">
                <text:p>2013/11/7</text:p>
              </table:table-cell>
              <table:table-cell office:value-type="float" office:value="0.887155">
                <text:p>0.887155</text:p>
              </table:table-cell>
            </table:table-row>
            <table:table-row>
              <table:table-cell office:value-type="string">
                <text:p>2013/11/8</text:p>
              </table:table-cell>
              <table:table-cell office:value-type="float" office:value="0.88713">
                <text:p>0.88713</text:p>
              </table:table-cell>
            </table:table-row>
            <table:table-row>
              <table:table-cell office:value-type="string">
                <text:p>2013/11/11</text:p>
              </table:table-cell>
              <table:table-cell office:value-type="float" office:value="0.886665">
                <text:p>0.886665</text:p>
              </table:table-cell>
            </table:table-row>
            <table:table-row>
              <table:table-cell office:value-type="string">
                <text:p>2013/11/12</text:p>
              </table:table-cell>
              <table:table-cell office:value-type="float" office:value="0.886665">
                <text:p>0.886665</text:p>
              </table:table-cell>
            </table:table-row>
            <table:table-row>
              <table:table-cell office:value-type="string">
                <text:p>2013/11/13</text:p>
              </table:table-cell>
              <table:table-cell office:value-type="float" office:value="0.88625">
                <text:p>0.88625</text:p>
              </table:table-cell>
            </table:table-row>
            <table:table-row>
              <table:table-cell office:value-type="string">
                <text:p>2013/11/14</text:p>
              </table:table-cell>
              <table:table-cell office:value-type="float" office:value="0.88625">
                <text:p>0.88625</text:p>
              </table:table-cell>
            </table:table-row>
            <table:table-row>
              <table:table-cell office:value-type="string">
                <text:p>2013/11/15</text:p>
              </table:table-cell>
              <table:table-cell office:value-type="float" office:value="0.886225">
                <text:p>0.886225</text:p>
              </table:table-cell>
            </table:table-row>
            <table:table-row>
              <table:table-cell office:value-type="string">
                <text:p>2013/11/18</text:p>
              </table:table-cell>
              <table:table-cell office:value-type="float" office:value="0.8864">
                <text:p>0.8864</text:p>
              </table:table-cell>
            </table:table-row>
            <table:table-row>
              <table:table-cell office:value-type="string">
                <text:p>2013/11/19</text:p>
              </table:table-cell>
              <table:table-cell office:value-type="float" office:value="0.886375">
                <text:p>0.886375</text:p>
              </table:table-cell>
            </table:table-row>
            <table:table-row>
              <table:table-cell office:value-type="string">
                <text:p>2013/11/20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1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2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5</text:p>
              </table:table-cell>
              <table:table-cell office:value-type="float" office:value="0.8853">
                <text:p>0.8853</text:p>
              </table:table-cell>
            </table:table-row>
            <table:table-row>
              <table:table-cell office:value-type="string">
                <text:p>2013/11/26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7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8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9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2/2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3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4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5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6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9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0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1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2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3</text:p>
              </table:table-cell>
              <table:table-cell office:value-type="float" office:value="0.981525">
                <text:p>0.981525</text:p>
              </table:table-cell>
            </table:table-row>
            <table:table-row>
              <table:table-cell office:value-type="string">
                <text:p>2013/12/16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7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8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9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0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3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4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5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6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7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30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31</text:p>
              </table:table-cell>
              <table:table-cell office:value-type="float" office:value="0.980865">
                <text:p>0.98086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1cm" svg:height="5.283cm" xlink:href="." xlink:type="simple" chart:class="chart:scatter" chart:style-name="ch1">
        <chart:legend chart:legend-position="end" svg:x="7.887cm" svg:y="2.342cm" style:legend-expansion="high" chart:style-name="ch2"/>
        <chart:plot-area chart:style-name="ch3" chart:data-source-has-labels="both" svg:x="0.192cm" svg:y="0.105cm" svg:width="7.503cm" svg:height="5.073cm">
          <chartooo:coordinate-region svg:x="0.919cm" svg:y="0.304cm" svg:width="6.496cm" svg:height="4.227cm"/>
          <chart:axis chart:dimension="x" chart:name="primary-x" chart:style-name="ch4" chartooo:axis-type="auto">
            <chart:categories table:cell-range-address="local-table.$A$2:.$A$2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9" chart:label-cell-address="local-table.$B$1" chart:class="chart:scatter">
            <chart:data-point chart:repeated="2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465">
                <text:p>0.99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265">
                <text:p>1.00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655">
                <text:p>0.99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895">
                <text:p>0.978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87">
                <text:p>0.9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305">
                <text:p>0.99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065">
                <text:p>0.98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795">
                <text:p>0.99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59">
                <text:p>0.97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415">
                <text:p>0.974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39">
                <text:p>0.9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005">
                <text:p>0.980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39">
                <text:p>0.99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615">
                <text:p>0.966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615">
                <text:p>0.96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59">
                <text:p>0.96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09">
                <text:p>0.96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065">
                <text:p>0.96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58675">
                <text:p>0.9586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58425">
                <text:p>0.958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51175">
                <text:p>0.9511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42725">
                <text:p>0.9427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2475">
                <text:p>0.942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53525">
                <text:p>0.9535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6475">
                <text:p>0.96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835">
                <text:p>0.998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185">
                <text:p>0.991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8575">
                <text:p>0.985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3675">
                <text:p>0.936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39">
                <text:p>0.93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848">
                <text:p>0.8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8455">
                <text:p>0.884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7705">
                <text:p>0.877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193">
                <text:p>1.01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599">
                <text:p>1.05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599">
                <text:p>1.0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264">
                <text:p>1.02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3925">
                <text:p>0.939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0525">
                <text:p>0.90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035">
                <text:p>0.90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6925">
                <text:p>1.169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835">
                <text:p>1.18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787">
                <text:p>1.17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7265">
                <text:p>1.172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229">
                <text:p>1.42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309">
                <text:p>1.43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3065">
                <text:p>1.430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6815">
                <text:p>1.468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5985">
                <text:p>1.459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691">
                <text:p>1.36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6885">
                <text:p>1.368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5735">
                <text:p>1.3573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01cm" svg:height="4.801cm" xlink:href="." xlink:type="simple" chart:class="chart:scatter" chart:style-name="ch1">
        <chart:legend chart:legend-position="end" svg:x="8.687cm" svg:y="2.101cm" style:legend-expansion="high" chart:style-name="ch2"/>
        <chart:plot-area chart:style-name="ch3" chart:data-source-has-labels="both" svg:x="0.208cm" svg:y="0.096cm" svg:width="8.271cm" svg:height="4.609cm">
          <chartooo:coordinate-region svg:x="0.935cm" svg:y="0.296cm" svg:width="7.264cm" svg:height="3.762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5" chart:label-cell-address="local-table.$B$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5/1/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/1/6</text:p>
              </table:table-cell>
              <table:table-cell office:value-type="float" office:value="0.99235">
                <text:p>0.99235</text:p>
              </table:table-cell>
            </table:table-row>
            <table:table-row>
              <table:table-cell office:value-type="string">
                <text:p>2015/1/7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2015/1/8</text:p>
              </table:table-cell>
              <table:table-cell office:value-type="float" office:value="1.15285">
                <text:p>1.15285</text:p>
              </table:table-cell>
            </table:table-row>
            <table:table-row>
              <table:table-cell office:value-type="string">
                <text:p>2015/1/9</text:p>
              </table:table-cell>
              <table:table-cell office:value-type="float" office:value="1.15285">
                <text:p>1.15285</text:p>
              </table:table-cell>
            </table:table-row>
            <table:table-row>
              <table:table-cell office:value-type="string">
                <text:p>2015/1/12</text:p>
              </table:table-cell>
              <table:table-cell office:value-type="float" office:value="1.14685">
                <text:p>1.14685</text:p>
              </table:table-cell>
            </table:table-row>
            <table:table-row>
              <table:table-cell office:value-type="string">
                <text:p>2015/1/13</text:p>
              </table:table-cell>
              <table:table-cell office:value-type="float" office:value="1.14685">
                <text:p>1.14685</text:p>
              </table:table-cell>
            </table:table-row>
            <table:table-row>
              <table:table-cell office:value-type="string">
                <text:p>2015/1/14</text:p>
              </table:table-cell>
              <table:table-cell office:value-type="float" office:value="1.13955">
                <text:p>1.13955</text:p>
              </table:table-cell>
            </table:table-row>
            <table:table-row>
              <table:table-cell office:value-type="string">
                <text:p>2015/1/15</text:p>
              </table:table-cell>
              <table:table-cell office:value-type="float" office:value="1.1335">
                <text:p>1.1335</text:p>
              </table:table-cell>
            </table:table-row>
            <table:table-row>
              <table:table-cell office:value-type="string">
                <text:p>2015/1/16</text:p>
              </table:table-cell>
              <table:table-cell office:value-type="float" office:value="1.12775">
                <text:p>1.12775</text:p>
              </table:table-cell>
            </table:table-row>
            <table:table-row>
              <table:table-cell office:value-type="string">
                <text:p>2015/1/19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2015/1/20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1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2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3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6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7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8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9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30</text:p>
              </table:table-cell>
              <table:table-cell office:value-type="float" office:value="1.08765">
                <text:p>1.08765</text:p>
              </table:table-cell>
            </table:table-row>
            <table:table-row>
              <table:table-cell office:value-type="string">
                <text:p>2015/2/2</text:p>
              </table:table-cell>
              <table:table-cell office:value-type="float" office:value="1.08765">
                <text:p>1.08765</text:p>
              </table:table-cell>
            </table:table-row>
            <table:table-row>
              <table:table-cell office:value-type="string">
                <text:p>2015/2/3</text:p>
              </table:table-cell>
              <table:table-cell office:value-type="float" office:value="1.0874">
                <text:p>1.0874</text:p>
              </table:table-cell>
            </table:table-row>
            <table:table-row>
              <table:table-cell office:value-type="string">
                <text:p>2015/2/4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5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6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9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10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11</text:p>
              </table:table-cell>
              <table:table-cell office:value-type="float" office:value="1.1034">
                <text:p>1.1034</text:p>
              </table:table-cell>
            </table:table-row>
            <table:table-row>
              <table:table-cell office:value-type="string">
                <text:p>2015/2/12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13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4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5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6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2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3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4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5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6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9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10</text:p>
              </table:table-cell>
              <table:table-cell office:value-type="float" office:value="1.10455">
                <text:p>1.10455</text:p>
              </table:table-cell>
            </table:table-row>
            <table:table-row>
              <table:table-cell office:value-type="string">
                <text:p>2015/3/11</text:p>
              </table:table-cell>
              <table:table-cell office:value-type="float" office:value="1.10455">
                <text:p>1.10455</text:p>
              </table:table-cell>
            </table:table-row>
            <table:table-row>
              <table:table-cell office:value-type="string">
                <text:p>2015/3/12</text:p>
              </table:table-cell>
              <table:table-cell office:value-type="float" office:value="1.1043">
                <text:p>1.1043</text:p>
              </table:table-cell>
            </table:table-row>
            <table:table-row>
              <table:table-cell office:value-type="string">
                <text:p>2015/3/13</text:p>
              </table:table-cell>
              <table:table-cell office:value-type="float" office:value="1.12205">
                <text:p>1.12205</text:p>
              </table:table-cell>
            </table:table-row>
            <table:table-row>
              <table:table-cell office:value-type="string">
                <text:p>2015/3/16</text:p>
              </table:table-cell>
              <table:table-cell office:value-type="float" office:value="1.12205">
                <text:p>1.12205</text:p>
              </table:table-cell>
            </table:table-row>
            <table:table-row>
              <table:table-cell office:value-type="string">
                <text:p>2015/3/17</text:p>
              </table:table-cell>
              <table:table-cell office:value-type="float" office:value="1.08965">
                <text:p>1.08965</text:p>
              </table:table-cell>
            </table:table-row>
            <table:table-row>
              <table:table-cell office:value-type="string">
                <text:p>2015/3/18</text:p>
              </table:table-cell>
              <table:table-cell office:value-type="float" office:value="1.0894">
                <text:p>1.0894</text:p>
              </table:table-cell>
            </table:table-row>
            <table:table-row>
              <table:table-cell office:value-type="string">
                <text:p>2015/3/19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0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3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4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5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6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7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15/3/30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15/3/31</text:p>
              </table:table-cell>
              <table:table-cell office:value-type="float" office:value="1.12345">
                <text:p>1.12345</text:p>
              </table:table-cell>
            </table:table-row>
            <table:table-row>
              <table:table-cell office:value-type="string">
                <text:p>2015/4/1</text:p>
              </table:table-cell>
              <table:table-cell office:value-type="float" office:value="1.09045">
                <text:p>1.09045</text:p>
              </table:table-cell>
            </table:table-row>
            <table:table-row>
              <table:table-cell office:value-type="string">
                <text:p>2015/4/2</text:p>
              </table:table-cell>
              <table:table-cell office:value-type="float" office:value="1.09045">
                <text:p>1.09045</text:p>
              </table:table-cell>
            </table:table-row>
            <table:table-row>
              <table:table-cell office:value-type="string">
                <text:p>2015/4/7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8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9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10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3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4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5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6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7</text:p>
              </table:table-cell>
              <table:table-cell office:value-type="float" office:value="1.0766">
                <text:p>1.0766</text:p>
              </table:table-cell>
            </table:table-row>
            <table:table-row>
              <table:table-cell office:value-type="string">
                <text:p>2015/4/20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2015/4/21</text:p>
              </table:table-cell>
              <table:table-cell office:value-type="float" office:value="1.07775">
                <text:p>1.07775</text:p>
              </table:table-cell>
            </table:table-row>
            <table:table-row>
              <table:table-cell office:value-type="string">
                <text:p>2015/4/22</text:p>
              </table:table-cell>
              <table:table-cell office:value-type="float" office:value="1.0775">
                <text:p>1.0775</text:p>
              </table:table-cell>
            </table:table-row>
            <table:table-row>
              <table:table-cell office:value-type="string">
                <text:p>2015/4/2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30</text:p>
              </table:table-cell>
              <table:table-cell office:value-type="float" office:value="1.15575">
                <text:p>1.15575</text:p>
              </table:table-cell>
            </table:table-row>
            <table:table-row>
              <table:table-cell office:value-type="string">
                <text:p>2015/5/4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5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6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7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8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11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12</text:p>
              </table:table-cell>
              <table:table-cell office:value-type="float" office:value="1.14145">
                <text:p>1.14145</text:p>
              </table:table-cell>
            </table:table-row>
            <table:table-row>
              <table:table-cell office:value-type="string">
                <text:p>2015/5/13</text:p>
              </table:table-cell>
              <table:table-cell office:value-type="float" office:value="1.1402">
                <text:p>1.1402</text:p>
              </table:table-cell>
            </table:table-row>
            <table:table-row>
              <table:table-cell office:value-type="string">
                <text:p>2015/5/14</text:p>
              </table:table-cell>
              <table:table-cell office:value-type="float" office:value="1.1013">
                <text:p>1.1013</text:p>
              </table:table-cell>
            </table:table-row>
            <table:table-row>
              <table:table-cell office:value-type="string">
                <text:p>2015/5/15</text:p>
              </table:table-cell>
              <table:table-cell office:value-type="float" office:value="1.1013">
                <text:p>1.1013</text:p>
              </table:table-cell>
            </table:table-row>
            <table:table-row>
              <table:table-cell office:value-type="string">
                <text:p>2015/5/18</text:p>
              </table:table-cell>
              <table:table-cell office:value-type="float" office:value="1.0728">
                <text:p>1.0728</text:p>
              </table:table-cell>
            </table:table-row>
            <table:table-row>
              <table:table-cell office:value-type="string">
                <text:p>2015/5/19</text:p>
              </table:table-cell>
              <table:table-cell office:value-type="float" office:value="1.07155">
                <text:p>1.07155</text:p>
              </table:table-cell>
            </table:table-row>
            <table:table-row>
              <table:table-cell office:value-type="string">
                <text:p>2015/5/20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1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2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5</text:p>
              </table:table-cell>
              <table:table-cell office:value-type="float" office:value="1.10715">
                <text:p>1.10715</text:p>
              </table:table-cell>
            </table:table-row>
            <table:table-row>
              <table:table-cell office:value-type="string">
                <text:p>2015/5/26</text:p>
              </table:table-cell>
              <table:table-cell office:value-type="float" office:value="1.10715">
                <text:p>1.10715</text:p>
              </table:table-cell>
            </table:table-row>
            <table:table-row>
              <table:table-cell office:value-type="string">
                <text:p>2015/5/27</text:p>
              </table:table-cell>
              <table:table-cell office:value-type="float" office:value="1.1069">
                <text:p>1.1069</text:p>
              </table:table-cell>
            </table:table-row>
            <table:table-row>
              <table:table-cell office:value-type="string">
                <text:p>2015/5/28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2015/5/29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2015/6/1</text:p>
              </table:table-cell>
              <table:table-cell office:value-type="float" office:value="1.12185">
                <text:p>1.12185</text:p>
              </table:table-cell>
            </table:table-row>
            <table:table-row>
              <table:table-cell office:value-type="string">
                <text:p>2015/6/2</text:p>
              </table:table-cell>
              <table:table-cell office:value-type="float" office:value="1.12185">
                <text:p>1.12185</text:p>
              </table:table-cell>
            </table:table-row>
            <table:table-row>
              <table:table-cell office:value-type="string">
                <text:p>2015/6/3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4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5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8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9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2015/6/10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2015/6/11</text:p>
              </table:table-cell>
              <table:table-cell office:value-type="float" office:value="1.0502">
                <text:p>1.0502</text:p>
              </table:table-cell>
            </table:table-row>
            <table:table-row>
              <table:table-cell office:value-type="string">
                <text:p>2015/6/12</text:p>
              </table:table-cell>
              <table:table-cell office:value-type="float" office:value="1.0187">
                <text:p>1.0187</text:p>
              </table:table-cell>
            </table:table-row>
            <table:table-row>
              <table:table-cell office:value-type="string">
                <text:p>2015/6/15</text:p>
              </table:table-cell>
              <table:table-cell office:value-type="float" office:value="0.98945">
                <text:p>0.98945</text:p>
              </table:table-cell>
            </table:table-row>
            <table:table-row>
              <table:table-cell office:value-type="string">
                <text:p>2015/6/16</text:p>
              </table:table-cell>
              <table:table-cell office:value-type="float" office:value="0.98945">
                <text:p>0.98945</text:p>
              </table:table-cell>
            </table:table-row>
            <table:table-row>
              <table:table-cell office:value-type="string">
                <text:p>2015/6/17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18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22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23</text:p>
              </table:table-cell>
              <table:table-cell office:value-type="float" office:value="0.95795">
                <text:p>0.95795</text:p>
              </table:table-cell>
            </table:table-row>
            <table:table-row>
              <table:table-cell office:value-type="string">
                <text:p>2015/6/24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5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6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9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30</text:p>
              </table:table-cell>
              <table:table-cell office:value-type="float" office:value="0.9527">
                <text:p>0.9527</text:p>
              </table:table-cell>
            </table:table-row>
            <table:table-row>
              <table:table-cell office:value-type="string">
                <text:p>2015/7/1</text:p>
              </table:table-cell>
              <table:table-cell office:value-type="float" office:value="1.1362">
                <text:p>1.1362</text:p>
              </table:table-cell>
            </table:table-row>
            <table:table-row>
              <table:table-cell office:value-type="string">
                <text:p>2015/7/2</text:p>
              </table:table-cell>
              <table:table-cell office:value-type="float" office:value="1.13895">
                <text:p>1.13895</text:p>
              </table:table-cell>
            </table:table-row>
            <table:table-row>
              <table:table-cell office:value-type="string">
                <text:p>2015/7/3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2015/7/6</text:p>
              </table:table-cell>
              <table:table-cell office:value-type="float" office:value="1.1297">
                <text:p>1.1297</text:p>
              </table:table-cell>
            </table:table-row>
            <table:table-row>
              <table:table-cell office:value-type="string">
                <text:p>2015/7/7</text:p>
              </table:table-cell>
              <table:table-cell office:value-type="float" office:value="1.1297">
                <text:p>1.1297</text:p>
              </table:table-cell>
            </table:table-row>
            <table:table-row>
              <table:table-cell office:value-type="string">
                <text:p>2015/7/8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15/7/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15/7/13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string">
                <text:p>2015/7/14</text:p>
              </table:table-cell>
              <table:table-cell office:value-type="float" office:value="1.06255">
                <text:p>1.06255</text:p>
              </table:table-cell>
            </table:table-row>
            <table:table-row>
              <table:table-cell office:value-type="string">
                <text:p>2015/7/15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2015/7/16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2015/7/17</text:p>
              </table:table-cell>
              <table:table-cell office:value-type="float" office:value="1.0338">
                <text:p>1.0338</text:p>
              </table:table-cell>
            </table:table-row>
            <table:table-row>
              <table:table-cell office:value-type="string">
                <text:p>2015/7/20</text:p>
              </table:table-cell>
              <table:table-cell office:value-type="float" office:value="1.0068">
                <text:p>1.0068</text:p>
              </table:table-cell>
            </table:table-row>
            <table:table-row>
              <table:table-cell office:value-type="string">
                <text:p>2015/7/21</text:p>
              </table:table-cell>
              <table:table-cell office:value-type="float" office:value="0.98105">
                <text:p>0.98105</text:p>
              </table:table-cell>
            </table:table-row>
            <table:table-row>
              <table:table-cell office:value-type="string">
                <text:p>2015/7/22</text:p>
              </table:table-cell>
              <table:table-cell office:value-type="float" office:value="0.95605">
                <text:p>0.95605</text:p>
              </table:table-cell>
            </table:table-row>
            <table:table-row>
              <table:table-cell office:value-type="string">
                <text:p>2015/7/23</text:p>
              </table:table-cell>
              <table:table-cell office:value-type="float" office:value="0.93255">
                <text:p>0.93255</text:p>
              </table:table-cell>
            </table:table-row>
            <table:table-row>
              <table:table-cell office:value-type="string">
                <text:p>2015/7/24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7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8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9</text:p>
              </table:table-cell>
              <table:table-cell office:value-type="float" office:value="0.88995">
                <text:p>0.88995</text:p>
              </table:table-cell>
            </table:table-row>
            <table:table-row>
              <table:table-cell office:value-type="string">
                <text:p>2015/7/30</text:p>
              </table:table-cell>
              <table:table-cell office:value-type="float" office:value="0.88995">
                <text:p>0.88995</text:p>
              </table:table-cell>
            </table:table-row>
            <table:table-row>
              <table:table-cell office:value-type="string">
                <text:p>2015/7/31</text:p>
              </table:table-cell>
              <table:table-cell office:value-type="float" office:value="0.88605">
                <text:p>0.88605</text:p>
              </table:table-cell>
            </table:table-row>
            <table:table-row>
              <table:table-cell office:value-type="string">
                <text:p>2015/8/3</text:p>
              </table:table-cell>
              <table:table-cell office:value-type="float" office:value="0.8791">
                <text:p>0.8791</text:p>
              </table:table-cell>
            </table:table-row>
            <table:table-row>
              <table:table-cell office:value-type="string">
                <text:p>2015/8/4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2015/8/5</text:p>
              </table:table-cell>
              <table:table-cell office:value-type="float" office:value="0.85755">
                <text:p>0.85755</text:p>
              </table:table-cell>
            </table:table-row>
            <table:table-row>
              <table:table-cell office:value-type="string">
                <text:p>2015/8/6</text:p>
              </table:table-cell>
              <table:table-cell office:value-type="float" office:value="0.82705">
                <text:p>0.82705</text:p>
              </table:table-cell>
            </table:table-row>
            <table:table-row>
              <table:table-cell office:value-type="string">
                <text:p>2015/8/7</text:p>
              </table:table-cell>
              <table:table-cell office:value-type="float" office:value="0.82705">
                <text:p>0.82705</text:p>
              </table:table-cell>
            </table:table-row>
            <table:table-row>
              <table:table-cell office:value-type="string">
                <text:p>2015/8/10</text:p>
              </table:table-cell>
              <table:table-cell office:value-type="float" office:value="0.80995">
                <text:p>0.80995</text:p>
              </table:table-cell>
            </table:table-row>
            <table:table-row>
              <table:table-cell office:value-type="string">
                <text:p>2015/8/11</text:p>
              </table:table-cell>
              <table:table-cell office:value-type="float" office:value="0.80475">
                <text:p>0.80475</text:p>
              </table:table-cell>
            </table:table-row>
            <table:table-row>
              <table:table-cell office:value-type="string">
                <text:p>2015/8/12</text:p>
              </table:table-cell>
              <table:table-cell office:value-type="float" office:value="0.79125">
                <text:p>0.79125</text:p>
              </table:table-cell>
            </table:table-row>
            <table:table-row>
              <table:table-cell office:value-type="string">
                <text:p>2015/8/13</text:p>
              </table:table-cell>
              <table:table-cell office:value-type="float" office:value="0.77805">
                <text:p>0.77805</text:p>
              </table:table-cell>
            </table:table-row>
            <table:table-row>
              <table:table-cell office:value-type="string">
                <text:p>2015/8/14</text:p>
              </table:table-cell>
              <table:table-cell office:value-type="float" office:value="0.7773">
                <text:p>0.7773</text:p>
              </table:table-cell>
            </table:table-row>
            <table:table-row>
              <table:table-cell office:value-type="string">
                <text:p>2015/8/17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18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19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20</text:p>
              </table:table-cell>
              <table:table-cell office:value-type="float" office:value="0.75605">
                <text:p>0.75605</text:p>
              </table:table-cell>
            </table:table-row>
            <table:table-row>
              <table:table-cell office:value-type="string">
                <text:p>2015/8/21</text:p>
              </table:table-cell>
              <table:table-cell office:value-type="float" office:value="0.74505">
                <text:p>0.74505</text:p>
              </table:table-cell>
            </table:table-row>
            <table:table-row>
              <table:table-cell office:value-type="string">
                <text:p>2015/8/24</text:p>
              </table:table-cell>
              <table:table-cell office:value-type="float" office:value="0.7381">
                <text:p>0.7381</text:p>
              </table:table-cell>
            </table:table-row>
            <table:table-row>
              <table:table-cell office:value-type="string">
                <text:p>2015/8/25</text:p>
              </table:table-cell>
              <table:table-cell office:value-type="float" office:value="0.7381">
                <text:p>0.7381</text:p>
              </table:table-cell>
            </table:table-row>
            <table:table-row>
              <table:table-cell office:value-type="string">
                <text:p>2015/8/26</text:p>
              </table:table-cell>
              <table:table-cell office:value-type="float" office:value="0.7281">
                <text:p>0.7281</text:p>
              </table:table-cell>
            </table:table-row>
            <table:table-row>
              <table:table-cell office:value-type="string">
                <text:p>2015/8/27</text:p>
              </table:table-cell>
              <table:table-cell office:value-type="float" office:value="0.7206">
                <text:p>0.7206</text:p>
              </table:table-cell>
            </table:table-row>
            <table:table-row>
              <table:table-cell office:value-type="string">
                <text:p>2015/8/28</text:p>
              </table:table-cell>
              <table:table-cell office:value-type="float" office:value="0.72035">
                <text:p>0.72035</text:p>
              </table:table-cell>
            </table:table-row>
            <table:table-row>
              <table:table-cell office:value-type="string">
                <text:p>2015/8/31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1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2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3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4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7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8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9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10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1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4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5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6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7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8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21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22</text:p>
              </table:table-cell>
              <table:table-cell office:value-type="float" office:value="0.75065">
                <text:p>0.75065</text:p>
              </table:table-cell>
            </table:table-row>
            <table:table-row>
              <table:table-cell office:value-type="string">
                <text:p>2015/9/23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24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25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30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2015/10/1</text:p>
              </table:table-cell>
              <table:table-cell office:value-type="float" office:value="0.81885">
                <text:p>0.81885</text:p>
              </table:table-cell>
            </table:table-row>
            <table:table-row>
              <table:table-cell office:value-type="string">
                <text:p>2015/10/2</text:p>
              </table:table-cell>
              <table:table-cell office:value-type="float" office:value="0.81835">
                <text:p>0.81835</text:p>
              </table:table-cell>
            </table:table-row>
            <table:table-row>
              <table:table-cell office:value-type="string">
                <text:p>2015/10/5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6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7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8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2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3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4</text:p>
              </table:table-cell>
              <table:table-cell office:value-type="float" office:value="0.8182">
                <text:p>0.8182</text:p>
              </table:table-cell>
            </table:table-row>
            <table:table-row>
              <table:table-cell office:value-type="string">
                <text:p>2015/10/15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16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19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0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1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2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3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6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7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8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9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2015/10/30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2015/11/2</text:p>
              </table:table-cell>
              <table:table-cell office:value-type="float" office:value="0.8212">
                <text:p>0.8212</text:p>
              </table:table-cell>
            </table:table-row>
            <table:table-row>
              <table:table-cell office:value-type="string">
                <text:p>2015/11/3</text:p>
              </table:table-cell>
              <table:table-cell office:value-type="float" office:value="0.82095">
                <text:p>0.82095</text:p>
              </table:table-cell>
            </table:table-row>
            <table:table-row>
              <table:table-cell office:value-type="string">
                <text:p>2015/11/4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5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6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9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2015/11/10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2015/11/11</text:p>
              </table:table-cell>
              <table:table-cell office:value-type="float" office:value="0.8654">
                <text:p>0.8654</text:p>
              </table:table-cell>
            </table:table-row>
            <table:table-row>
              <table:table-cell office:value-type="string">
                <text:p>2015/11/12</text:p>
              </table:table-cell>
              <table:table-cell office:value-type="float" office:value="0.8654">
                <text:p>0.8654</text:p>
              </table:table-cell>
            </table:table-row>
            <table:table-row>
              <table:table-cell office:value-type="string">
                <text:p>2015/11/13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2015/11/16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2015/11/17</text:p>
              </table:table-cell>
              <table:table-cell office:value-type="float" office:value="0.85765">
                <text:p>0.85765</text:p>
              </table:table-cell>
            </table:table-row>
            <table:table-row>
              <table:table-cell office:value-type="string">
                <text:p>2015/11/18</text:p>
              </table:table-cell>
              <table:table-cell office:value-type="float" office:value="0.85135">
                <text:p>0.85135</text:p>
              </table:table-cell>
            </table:table-row>
            <table:table-row>
              <table:table-cell office:value-type="string">
                <text:p>2015/11/19</text:p>
              </table:table-cell>
              <table:table-cell office:value-type="float" office:value="0.85135">
                <text:p>0.85135</text:p>
              </table:table-cell>
            </table:table-row>
            <table:table-row>
              <table:table-cell office:value-type="string">
                <text:p>2015/11/20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3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4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5</text:p>
              </table:table-cell>
              <table:table-cell office:value-type="float" office:value="0.83995">
                <text:p>0.83995</text:p>
              </table:table-cell>
            </table:table-row>
            <table:table-row>
              <table:table-cell office:value-type="string">
                <text:p>2015/11/26</text:p>
              </table:table-cell>
              <table:table-cell office:value-type="float" office:value="0.8397">
                <text:p>0.8397</text:p>
              </table:table-cell>
            </table:table-row>
            <table:table-row>
              <table:table-cell office:value-type="string">
                <text:p>2015/11/27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1/30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2/1</text:p>
              </table:table-cell>
              <table:table-cell office:value-type="float" office:value="0.8382">
                <text:p>0.8382</text:p>
              </table:table-cell>
            </table:table-row>
            <table:table-row>
              <table:table-cell office:value-type="string">
                <text:p>2015/12/2</text:p>
              </table:table-cell>
              <table:table-cell office:value-type="float" office:value="0.8547">
                <text:p>0.8547</text:p>
              </table:table-cell>
            </table:table-row>
            <table:table-row>
              <table:table-cell office:value-type="string">
                <text:p>2015/12/3</text:p>
              </table:table-cell>
              <table:table-cell office:value-type="float" office:value="0.84385">
                <text:p>0.84385</text:p>
              </table:table-cell>
            </table:table-row>
            <table:table-row>
              <table:table-cell office:value-type="string">
                <text:p>2015/12/4</text:p>
              </table:table-cell>
              <table:table-cell office:value-type="float" office:value="0.8342">
                <text:p>0.8342</text:p>
              </table:table-cell>
            </table:table-row>
            <table:table-row>
              <table:table-cell office:value-type="string">
                <text:p>2015/12/7</text:p>
              </table:table-cell>
              <table:table-cell office:value-type="float" office:value="0.8492">
                <text:p>0.8492</text:p>
              </table:table-cell>
            </table:table-row>
            <table:table-row>
              <table:table-cell office:value-type="string">
                <text:p>2015/12/8</text:p>
              </table:table-cell>
              <table:table-cell office:value-type="float" office:value="0.84095">
                <text:p>0.84095</text:p>
              </table:table-cell>
            </table:table-row>
            <table:table-row>
              <table:table-cell office:value-type="string">
                <text:p>2015/12/9</text:p>
              </table:table-cell>
              <table:table-cell office:value-type="float" office:value="0.83175">
                <text:p>0.83175</text:p>
              </table:table-cell>
            </table:table-row>
            <table:table-row>
              <table:table-cell office:value-type="string">
                <text:p>2015/12/10</text:p>
              </table:table-cell>
              <table:table-cell office:value-type="float" office:value="0.83175">
                <text:p>0.83175</text:p>
              </table:table-cell>
            </table:table-row>
            <table:table-row>
              <table:table-cell office:value-type="string">
                <text:p>2015/12/11</text:p>
              </table:table-cell>
              <table:table-cell office:value-type="float" office:value="0.82235">
                <text:p>0.82235</text:p>
              </table:table-cell>
            </table:table-row>
            <table:table-row>
              <table:table-cell office:value-type="string">
                <text:p>2015/12/14</text:p>
              </table:table-cell>
              <table:table-cell office:value-type="float" office:value="0.82235">
                <text:p>0.82235</text:p>
              </table:table-cell>
            </table:table-row>
            <table:table-row>
              <table:table-cell office:value-type="string">
                <text:p>2015/12/15</text:p>
              </table:table-cell>
              <table:table-cell office:value-type="float" office:value="0.8221">
                <text:p>0.8221</text:p>
              </table:table-cell>
            </table:table-row>
            <table:table-row>
              <table:table-cell office:value-type="string">
                <text:p>2015/12/16</text:p>
              </table:table-cell>
              <table:table-cell office:value-type="float" office:value="0.82535">
                <text:p>0.82535</text:p>
              </table:table-cell>
            </table:table-row>
            <table:table-row>
              <table:table-cell office:value-type="string">
                <text:p>2015/12/17</text:p>
              </table:table-cell>
              <table:table-cell office:value-type="float" office:value="0.82535">
                <text:p>0.82535</text:p>
              </table:table-cell>
            </table:table-row>
            <table:table-row>
              <table:table-cell office:value-type="string">
                <text:p>2015/12/18</text:p>
              </table:table-cell>
              <table:table-cell office:value-type="float" office:value="0.8251">
                <text:p>0.8251</text:p>
              </table:table-cell>
            </table:table-row>
            <table:table-row>
              <table:table-cell office:value-type="string">
                <text:p>2015/12/21</text:p>
              </table:table-cell>
              <table:table-cell office:value-type="float" office:value="0.8169">
                <text:p>0.8169</text:p>
              </table:table-cell>
            </table:table-row>
            <table:table-row>
              <table:table-cell office:value-type="string">
                <text:p>2015/12/22</text:p>
              </table:table-cell>
              <table:table-cell office:value-type="float" office:value="0.83275">
                <text:p>0.83275</text:p>
              </table:table-cell>
            </table:table-row>
            <table:table-row>
              <table:table-cell office:value-type="string">
                <text:p>2015/12/23</text:p>
              </table:table-cell>
              <table:table-cell office:value-type="float" office:value="0.82605">
                <text:p>0.82605</text:p>
              </table:table-cell>
            </table:table-row>
            <table:table-row>
              <table:table-cell office:value-type="string">
                <text:p>2015/12/24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5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8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9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30</text:p>
              </table:table-cell>
              <table:table-cell office:value-type="float" office:value="0.81275">
                <text:p>0.81275</text:p>
              </table:table-cell>
            </table:table-row>
            <table:table-row>
              <table:table-cell office:value-type="string">
                <text:p>2015/12/31</text:p>
              </table:table-cell>
              <table:table-cell office:value-type="float" office:value="0.8125">
                <text:p>0.812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5" chart:label-cell-address="local-table.$B$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6/1/4</text:p>
              </table:table-cell>
              <table:table-cell office:value-type="float" office:value="0.9919">
                <text:p>0.9919</text:p>
              </table:table-cell>
            </table:table-row>
            <table:table-row>
              <table:table-cell office:value-type="string">
                <text:p>2016/1/5</text:p>
              </table:table-cell>
              <table:table-cell office:value-type="float" office:value="0.9744">
                <text:p>0.9744</text:p>
              </table:table-cell>
            </table:table-row>
            <table:table-row>
              <table:table-cell office:value-type="string">
                <text:p>2016/1/6</text:p>
              </table:table-cell>
              <table:table-cell office:value-type="float" office:value="0.96465">
                <text:p>0.96465</text:p>
              </table:table-cell>
            </table:table-row>
            <table:table-row>
              <table:table-cell office:value-type="string">
                <text:p>2016/1/7</text:p>
              </table:table-cell>
              <table:table-cell office:value-type="float" office:value="0.94335">
                <text:p>0.94335</text:p>
              </table:table-cell>
            </table:table-row>
            <table:table-row>
              <table:table-cell office:value-type="string">
                <text:p>2016/1/8</text:p>
              </table:table-cell>
              <table:table-cell office:value-type="float" office:value="0.9426">
                <text:p>0.9426</text:p>
              </table:table-cell>
            </table:table-row>
            <table:table-row>
              <table:table-cell office:value-type="string">
                <text:p>2016/1/11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2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3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4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2016/1/15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2016/1/18</text:p>
              </table:table-cell>
              <table:table-cell office:value-type="float" office:value="1.14445">
                <text:p>1.14445</text:p>
              </table:table-cell>
            </table:table-row>
            <table:table-row>
              <table:table-cell office:value-type="string">
                <text:p>2016/1/19</text:p>
              </table:table-cell>
              <table:table-cell office:value-type="float" office:value="1.14445">
                <text:p>1.14445</text:p>
              </table:table-cell>
            </table:table-row>
            <table:table-row>
              <table:table-cell office:value-type="string">
                <text:p>2016/1/20</text:p>
              </table:table-cell>
              <table:table-cell office:value-type="float" office:value="1.13845">
                <text:p>1.13845</text:p>
              </table:table-cell>
            </table:table-row>
            <table:table-row>
              <table:table-cell office:value-type="string">
                <text:p>2016/1/21</text:p>
              </table:table-cell>
              <table:table-cell office:value-type="float" office:value="1.13845">
                <text:p>1.13845</text:p>
              </table:table-cell>
            </table:table-row>
            <table:table-row>
              <table:table-cell office:value-type="string">
                <text:p>2016/1/22</text:p>
              </table:table-cell>
              <table:table-cell office:value-type="float" office:value="1.11085">
                <text:p>1.11085</text:p>
              </table:table-cell>
            </table:table-row>
            <table:table-row>
              <table:table-cell office:value-type="string">
                <text:p>2016/1/25</text:p>
              </table:table-cell>
              <table:table-cell office:value-type="float" office:value="1.1106">
                <text:p>1.1106</text:p>
              </table:table-cell>
            </table:table-row>
            <table:table-row>
              <table:table-cell office:value-type="string">
                <text:p>2016/1/26</text:p>
              </table:table-cell>
              <table:table-cell office:value-type="float" office:value="1.1014">
                <text:p>1.1014</text:p>
              </table:table-cell>
            </table:table-row>
            <table:table-row>
              <table:table-cell office:value-type="string">
                <text:p>2016/1/27</text:p>
              </table:table-cell>
              <table:table-cell office:value-type="float" office:value="1.09825">
                <text:p>1.09825</text:p>
              </table:table-cell>
            </table:table-row>
            <table:table-row>
              <table:table-cell office:value-type="string">
                <text:p>2016/1/28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016/1/29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2016/1/30</text:p>
              </table:table-cell>
              <table:table-cell office:value-type="float" office:value="1.20875">
                <text:p>1.20875</text:p>
              </table:table-cell>
            </table:table-row>
            <table:table-row>
              <table:table-cell office:value-type="string">
                <text:p>2016/2/1</text:p>
              </table:table-cell>
              <table:table-cell office:value-type="float" office:value="1.20575">
                <text:p>1.20575</text:p>
              </table:table-cell>
            </table:table-row>
            <table:table-row>
              <table:table-cell office:value-type="string">
                <text:p>2016/2/2</text:p>
              </table:table-cell>
              <table:table-cell office:value-type="float" office:value="1.20575">
                <text:p>1.20575</text:p>
              </table:table-cell>
            </table:table-row>
            <table:table-row>
              <table:table-cell office:value-type="string">
                <text:p>2016/2/3</text:p>
              </table:table-cell>
              <table:table-cell office:value-type="float" office:value="1.2055">
                <text:p>1.2055</text:p>
              </table:table-cell>
            </table:table-row>
            <table:table-row>
              <table:table-cell office:value-type="string">
                <text:p>2016/2/15</text:p>
              </table:table-cell>
              <table:table-cell office:value-type="float" office:value="1.19775">
                <text:p>1.19775</text:p>
              </table:table-cell>
            </table:table-row>
            <table:table-row>
              <table:table-cell office:value-type="string">
                <text:p>2016/2/16</text:p>
              </table:table-cell>
              <table:table-cell office:value-type="float" office:value="1.27175">
                <text:p>1.27175</text:p>
              </table:table-cell>
            </table:table-row>
            <table:table-row>
              <table:table-cell office:value-type="string">
                <text:p>2016/2/17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18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19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2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3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4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5</text:p>
              </table:table-cell>
              <table:table-cell office:value-type="float" office:value="1.29195">
                <text:p>1.29195</text:p>
              </table:table-cell>
            </table:table-row>
            <table:table-row>
              <table:table-cell office:value-type="string">
                <text:p>2016/2/26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2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3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4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7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8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9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0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1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4</text:p>
              </table:table-cell>
              <table:table-cell office:value-type="float" office:value="1.31195">
                <text:p>1.31195</text:p>
              </table:table-cell>
            </table:table-row>
            <table:table-row>
              <table:table-cell office:value-type="string">
                <text:p>2016/3/15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6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7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8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1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2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3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4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5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28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29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30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31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4/1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4/6</text:p>
              </table:table-cell>
              <table:table-cell office:value-type="float" office:value="1.2279">
                <text:p>1.2279</text:p>
              </table:table-cell>
            </table:table-row>
            <table:table-row>
              <table:table-cell office:value-type="string">
                <text:p>2016/4/7</text:p>
              </table:table-cell>
              <table:table-cell office:value-type="float" office:value="1.2279">
                <text:p>1.2279</text:p>
              </table:table-cell>
            </table:table-row>
            <table:table-row>
              <table:table-cell office:value-type="string">
                <text:p>2016/4/8</text:p>
              </table:table-cell>
              <table:table-cell office:value-type="float" office:value="1.22765">
                <text:p>1.22765</text:p>
              </table:table-cell>
            </table:table-row>
            <table:table-row>
              <table:table-cell office:value-type="string">
                <text:p>2016/4/11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2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3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4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5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8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9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0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1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2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5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6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7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4/28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4/29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3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4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5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6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9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10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11</text:p>
              </table:table-cell>
              <table:table-cell office:value-type="float" office:value="1.1663">
                <text:p>1.1663</text:p>
              </table:table-cell>
            </table:table-row>
            <table:table-row>
              <table:table-cell office:value-type="string">
                <text:p>2016/5/12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3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6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7</text:p>
              </table:table-cell>
              <table:table-cell office:value-type="float" office:value="1.0969">
                <text:p>1.0969</text:p>
              </table:table-cell>
            </table:table-row>
            <table:table-row>
              <table:table-cell office:value-type="string">
                <text:p>2016/5/18</text:p>
              </table:table-cell>
              <table:table-cell office:value-type="float" office:value="1.0647">
                <text:p>1.0647</text:p>
              </table:table-cell>
            </table:table-row>
            <table:table-row>
              <table:table-cell office:value-type="string">
                <text:p>2016/5/19</text:p>
              </table:table-cell>
              <table:table-cell office:value-type="float" office:value="1.0647">
                <text:p>1.0647</text:p>
              </table:table-cell>
            </table:table-row>
            <table:table-row>
              <table:table-cell office:value-type="string">
                <text:p>2016/5/20</text:p>
              </table:table-cell>
              <table:table-cell office:value-type="float" office:value="1.06445">
                <text:p>1.06445</text:p>
              </table:table-cell>
            </table:table-row>
            <table:table-row>
              <table:table-cell office:value-type="string">
                <text:p>2016/5/23</text:p>
              </table:table-cell>
              <table:table-cell office:value-type="float" office:value="1.1158">
                <text:p>1.1158</text:p>
              </table:table-cell>
            </table:table-row>
            <table:table-row>
              <table:table-cell office:value-type="string">
                <text:p>2016/5/24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5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6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7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30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31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2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3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4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6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7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8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3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4</text:p>
              </table:table-cell>
              <table:table-cell office:value-type="float" office:value="1.08615">
                <text:p>1.08615</text:p>
              </table:table-cell>
            </table:table-row>
            <table:table-row>
              <table:table-cell office:value-type="string">
                <text:p>2016/6/15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16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17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20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1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2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3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4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7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2016/6/28</text:p>
              </table:table-cell>
              <table:table-cell office:value-type="float" office:value="1.14925">
                <text:p>1.14925</text:p>
              </table:table-cell>
            </table:table-row>
            <table:table-row>
              <table:table-cell office:value-type="string">
                <text:p>2016/6/29</text:p>
              </table:table-cell>
              <table:table-cell office:value-type="float" office:value="1.28875">
                <text:p>1.28875</text:p>
              </table:table-cell>
            </table:table-row>
            <table:table-row>
              <table:table-cell office:value-type="string">
                <text:p>2016/6/30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1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4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5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6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7</text:p>
              </table:table-cell>
              <table:table-cell office:value-type="float" office:value="1.2845">
                <text:p>1.2845</text:p>
              </table:table-cell>
            </table:table-row>
            <table:table-row>
              <table:table-cell office:value-type="string">
                <text:p>2016/7/11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string">
                <text:p>2016/7/12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3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4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8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9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0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1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2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6</text:p>
              </table:table-cell>
              <table:table-cell office:value-type="float" office:value="1.3435">
                <text:p>1.3435</text:p>
              </table:table-cell>
            </table:table-row>
            <table:table-row>
              <table:table-cell office:value-type="string">
                <text:p>2016/7/27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7/28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7/2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2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3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4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5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8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0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1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2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5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6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7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18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19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22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23</text:p>
              </table:table-cell>
              <table:table-cell office:value-type="float" office:value="1.35495">
                <text:p>1.35495</text:p>
              </table:table-cell>
            </table:table-row>
            <table:table-row>
              <table:table-cell office:value-type="string">
                <text:p>2016/8/24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5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6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9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30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31</text:p>
              </table:table-cell>
              <table:table-cell office:value-type="float" office:value="1.4116">
                <text:p>1.4116</text:p>
              </table:table-cell>
            </table:table-row>
            <table:table-row>
              <table:table-cell office:value-type="string">
                <text:p>2016/9/1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2016/9/2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5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6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7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8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9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10</text:p>
              </table:table-cell>
              <table:table-cell office:value-type="float" office:value="1.36225">
                <text:p>1.36225</text:p>
              </table:table-cell>
            </table:table-row>
            <table:table-row>
              <table:table-cell office:value-type="string">
                <text:p>2016/9/12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016/9/13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016/9/14</text:p>
              </table:table-cell>
              <table:table-cell office:value-type="float" office:value="1.3615">
                <text:p>1.3615</text:p>
              </table:table-cell>
            </table:table-row>
            <table:table-row>
              <table:table-cell office:value-type="string">
                <text:p>2016/9/19</text:p>
              </table:table-cell>
              <table:table-cell office:value-type="float" office:value="1.83275">
                <text:p>1.83275</text:p>
              </table:table-cell>
            </table:table-row>
            <table:table-row>
              <table:table-cell office:value-type="string">
                <text:p>2016/9/20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1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2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3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6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9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30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10/3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2016/10/4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5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6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7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11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12</text:p>
              </table:table-cell>
              <table:table-cell office:value-type="float" office:value="2.38125">
                <text:p>2.38125</text:p>
              </table:table-cell>
            </table:table-row>
            <table:table-row>
              <table:table-cell office:value-type="string">
                <text:p>2016/10/13</text:p>
              </table:table-cell>
              <table:table-cell office:value-type="float" office:value="2.3839">
                <text:p>2.3839</text:p>
              </table:table-cell>
            </table:table-row>
            <table:table-row>
              <table:table-cell office:value-type="string">
                <text:p>2016/10/14</text:p>
              </table:table-cell>
              <table:table-cell office:value-type="float" office:value="2.3839">
                <text:p>2.3839</text:p>
              </table:table-cell>
            </table:table-row>
            <table:table-row>
              <table:table-cell office:value-type="string">
                <text:p>2016/10/17</text:p>
              </table:table-cell>
              <table:table-cell office:value-type="float" office:value="2.37905">
                <text:p>2.37905</text:p>
              </table:table-cell>
            </table:table-row>
            <table:table-row>
              <table:table-cell office:value-type="string">
                <text:p>2016/10/18</text:p>
              </table:table-cell>
              <table:table-cell office:value-type="float" office:value="2.37355">
                <text:p>2.37355</text:p>
              </table:table-cell>
            </table:table-row>
            <table:table-row>
              <table:table-cell office:value-type="string">
                <text:p>2016/10/19</text:p>
              </table:table-cell>
              <table:table-cell office:value-type="float" office:value="2.6538">
                <text:p>2.6538</text:p>
              </table:table-cell>
            </table:table-row>
            <table:table-row>
              <table:table-cell office:value-type="string">
                <text:p>2016/10/20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1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4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5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6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7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8</text:p>
              </table:table-cell>
              <table:table-cell office:value-type="float" office:value="2.66095">
                <text:p>2.66095</text:p>
              </table:table-cell>
            </table:table-row>
            <table:table-row>
              <table:table-cell office:value-type="string">
                <text:p>2016/10/31</text:p>
              </table:table-cell>
              <table:table-cell office:value-type="float" office:value="2.66095">
                <text:p>2.66095</text:p>
              </table:table-cell>
            </table:table-row>
            <table:table-row>
              <table:table-cell office:value-type="string">
                <text:p>2016/11/1</text:p>
              </table:table-cell>
              <table:table-cell office:value-type="float" office:value="2.6607">
                <text:p>2.6607</text:p>
              </table:table-cell>
            </table:table-row>
            <table:table-row>
              <table:table-cell office:value-type="string">
                <text:p>2016/11/2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3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4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7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8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9</text:p>
              </table:table-cell>
              <table:table-cell office:value-type="float" office:value="2.6478">
                <text:p>2.6478</text:p>
              </table:table-cell>
            </table:table-row>
            <table:table-row>
              <table:table-cell office:value-type="string">
                <text:p>2016/11/10</text:p>
              </table:table-cell>
              <table:table-cell office:value-type="float" office:value="2.6478">
                <text:p>2.6478</text:p>
              </table:table-cell>
            </table:table-row>
            <table:table-row>
              <table:table-cell office:value-type="string">
                <text:p>2016/11/11</text:p>
              </table:table-cell>
              <table:table-cell office:value-type="float" office:value="2.53455">
                <text:p>2.53455</text:p>
              </table:table-cell>
            </table:table-row>
            <table:table-row>
              <table:table-cell office:value-type="string">
                <text:p>2016/11/14</text:p>
              </table:table-cell>
              <table:table-cell office:value-type="float" office:value="2.52865">
                <text:p>2.52865</text:p>
              </table:table-cell>
            </table:table-row>
            <table:table-row>
              <table:table-cell office:value-type="string">
                <text:p>2016/11/15</text:p>
              </table:table-cell>
              <table:table-cell office:value-type="float" office:value="2.5284">
                <text:p>2.5284</text:p>
              </table:table-cell>
            </table:table-row>
            <table:table-row>
              <table:table-cell office:value-type="string">
                <text:p>2016/11/16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17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18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1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2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3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4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5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8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9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30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1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2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5</text:p>
              </table:table-cell>
              <table:table-cell office:value-type="float" office:value="2.5319">
                <text:p>2.5319</text:p>
              </table:table-cell>
            </table:table-row>
            <table:table-row>
              <table:table-cell office:value-type="string">
                <text:p>2016/12/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7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8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9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2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3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4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5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9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0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1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2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3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7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8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9</text:p>
              </table:table-cell>
              <table:table-cell office:value-type="float" office:value="2.5469">
                <text:p>2.5469</text:p>
              </table:table-cell>
            </table:table-row>
            <table:table-row>
              <table:table-cell office:value-type="string">
                <text:p>2016/12/30</text:p>
              </table:table-cell>
              <table:table-cell office:value-type="float" office:value="2.5609">
                <text:p>2.560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0.941cm" svg:y="0.379cm" svg:width="12.745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725">
                <text:p>0.99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775">
                <text:p>0.88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425">
                <text:p>0.90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8975">
                <text:p>1.48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445">
                <text:p>3.7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17">
                <text:p>3.7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3125">
                <text:p>3.6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8175">
                <text:p>3.48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48">
                <text:p>6.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8415">
                <text:p>11.8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3415">
                <text:p>12.34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9125">
                <text:p>11.49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49775">
                <text:p>11.49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49625">
                <text:p>11.49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47975">
                <text:p>11.47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459">
                <text:p>11.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407">
                <text:p>11.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84725">
                <text:p>27.847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.64725">
                <text:p>35.64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.44725">
                <text:p>36.44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14725">
                <text:p>37.14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.94725">
                <text:p>38.94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04725">
                <text:p>43.047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.94725">
                <text:p>43.947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69725">
                <text:p>45.69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99725">
                <text:p>47.99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44725">
                <text:p>47.44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64725">
                <text:p>47.647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24725">
                <text:p>47.247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.04725">
                <text:p>49.04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.84725">
                <text:p>51.847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.34725">
                <text:p>49.34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.24725">
                <text:p>47.247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04725">
                <text:p>50.04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.89725">
                <text:p>47.897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.59725">
                <text:p>46.597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.547">
                <text:p>52.5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.5415">
                <text:p>52.54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.54525">
                <text:p>52.545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.545">
                <text:p>52.5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.54475">
                <text:p>52.544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.57475">
                <text:p>52.57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.59775">
                <text:p>52.597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.59725">
                <text:p>52.597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.61475">
                <text:p>52.61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.61675">
                <text:p>52.616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.62775">
                <text:p>52.627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64475">
                <text:p>52.644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.63425">
                <text:p>52.63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.63475">
                <text:p>52.634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.62325">
                <text:p>52.623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.62275">
                <text:p>52.622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.62525">
                <text:p>52.625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.614">
                <text:p>52.6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.61375">
                <text:p>52.61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.61175">
                <text:p>52.61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.59575">
                <text:p>52.595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.63875">
                <text:p>52.63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.65225">
                <text:p>52.65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.62975">
                <text:p>52.629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59575">
                <text:p>52.595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59675">
                <text:p>52.596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58925">
                <text:p>52.589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57325">
                <text:p>52.573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63225">
                <text:p>52.63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.631">
                <text:p>52.6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.88075">
                <text:p>53.880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.8395">
                <text:p>53.83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98925">
                <text:p>52.989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2.923">
                <text:p>52.9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2.323">
                <text:p>52.3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823">
                <text:p>55.8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.773">
                <text:p>56.7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.373">
                <text:p>56.3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.973">
                <text:p>57.9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773">
                <text:p>55.7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3.573">
                <text:p>53.5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573">
                <text:p>56.5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.773">
                <text:p>57.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.273">
                <text:p>61.2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2.173">
                <text:p>62.1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.973">
                <text:p>61.9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.673">
                <text:p>60.6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.42275">
                <text:p>61.422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.3615">
                <text:p>61.36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.8615">
                <text:p>59.86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.2115">
                <text:p>56.21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4.3115">
                <text:p>54.31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.0115">
                <text:p>53.01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.3615">
                <text:p>49.36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.1615">
                <text:p>45.16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.8615">
                <text:p>44.86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.2615">
                <text:p>44.26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91125">
                <text:p>46.91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924">
                <text:p>46.9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924">
                <text:p>46.9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997cm" svg:height="11.364cm" xlink:href="." xlink:type="simple" chart:class="chart:bar" chart:style-name="ch1">
        <chart:plot-area chart:style-name="ch2" chart:data-source-has-labels="both" svg:x="0.379cm" svg:y="0.227cm" svg:width="18.239cm" svg:height="10.91cm">
          <chartooo:coordinate-region svg:x="1.794cm" svg:y="0.426cm" svg:width="16.824cm" svg:height="10.064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/2cost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正常cost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倍cost</text:p>
              </table:table-cell>
              <table:table-cell office:value-type="float" office:value="0.555">
                <text:p>0.5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前10天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594cm" xlink:href="." xlink:type="simple" chart:class="chart:bar" chart:style-name="ch1">
        <chart:title svg:x="8.28cm" svg:y="0.326cm" chart:style-name="ch2">
          <text:p>option_roi</text:p>
        </chart:title>
        <chart:plot-area chart:style-name="ch3" chart:data-source-has-labels="both" svg:x="1.603cm" svg:y="1.608cm" svg:width="17.214cm" svg:height="6.606cm">
          <chartooo:coordinate-region svg:x="2.41cm" svg:y="1.847cm" svg:width="16.407cm" svg:height="6.129cm"/>
          <chart:axis chart:dimension="x" chart:name="primary-x" chart:style-name="ch4" chartooo:axis-type="auto">
            <chartooo:date-scale/>
            <chart:title svg:x="9.828cm" svg:y="8.4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09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64cm" svg:height="9.401cm" xlink:href="." xlink:type="simple" chart:class="chart:bar" chart:style-name="ch1">
        <chart:title svg:x="8.789cm" svg:y="0.323cm" chart:style-name="ch2">
          <text:p>準確率</text:p>
        </chart:title>
        <chart:plot-area chart:style-name="ch3" chart:data-source-has-labels="both" svg:x="1.445cm" svg:y="1.39cm" svg:width="17.434cm" svg:height="6.634cm">
          <chartooo:coordinate-region svg:x="2.807cm" svg:y="1.629cm" svg:width="16.072cm" svg:height="5.819cm"/>
          <chart:axis chart:dimension="x" chart:name="primary-x" chart:style-name="ch4" chartooo:axis-type="auto">
            <chartooo:date-scale/>
            <chart:title svg:x="9.78cm" svg:y="8.2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87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0.32cm" svg:y="0.18cm" svg:width="15.36cm" svg:height="8.64cm">
          <chartooo:coordinate-region svg:x="1.735cm" svg:y="0.38cm" svg:width="13.945cm" svg:height="7.79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前10天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前20天</text:p>
              </table:table-cell>
              <table:table-cell office:value-type="float" office:value="0.073">
                <text:p>0.0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4.601cm" xlink:href="." xlink:type="simple" chart:class="chart:bar" chart:style-name="ch1">
        <chart:legend chart:legend-position="end" svg:x="22.876cm" svg:y="7.001cm" style:legend-expansion="high" chart:style-name="ch2"/>
        <chart:plot-area chart:style-name="ch3" chart:data-source-has-labels="both" svg:x="0.48cm" svg:y="0.292cm" svg:width="21.916cm" svg:height="14.017cm">
          <chartooo:coordinate-region svg:x="1.313cm" svg:y="0.491cm" svg:width="21.012cm" svg:height="13.619cm"/>
          <chart:axis chart:dimension="x" chart:name="primary-x" chart:style-name="ch4" chartooo:axis-type="text">
            <chart:categories table:cell-range-address="local-table.$A$2:.$A$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2" chart:label-cell-address="local-table.$B$1" chart:class="chart:ba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00502512563">
                <text:p>-0.01005025125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527638191">
                <text:p>0.105527638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50753768844">
                <text:p>-0.01507537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1467889908">
                <text:p>-0.261467889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6342412451">
                <text:p>-0.416342412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53947368421">
                <text:p>-0.0953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59210526316">
                <text:p>-0.0559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4605263158">
                <text:p>0.404605263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6052631579">
                <text:p>0.296052631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526315789">
                <text:p>1.6052631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1578947">
                <text:p>1.7763157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0526315789">
                <text:p>0.46052631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0394736842">
                <text:p>0.470394736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1968329891">
                <text:p>-0.441968329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4287195525">
                <text:p>-0.1942871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1345335351">
                <text:p>-0.21134533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8521042553">
                <text:p>0.0568521042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4267461598">
                <text:p>-0.154267461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0451455377">
                <text:p>-0.110451455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0720539171">
                <text:p>0.13072053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689625473">
                <text:p>0.297689625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25396559942">
                <text:p>-0.0825396559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5020779156">
                <text:p>-0.16502077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0079688271">
                <text:p>-0.170079688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5705613299">
                <text:p>0.265705613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42514905">
                <text:p>0.271642514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3670761178">
                <text:p>-0.113670761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4658210066">
                <text:p>-0.124658210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0686339273">
                <text:p>-0.120686339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45358764456">
                <text:p>0.0545358764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8608758184">
                <text:p>-0.0178608758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2684064854">
                <text:p>-0.112684064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05108243931">
                <text:p>-0.105108243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2918196185">
                <text:p>-0.11291819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05411778478">
                <text:p>-0.0805411778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89779331221">
                <text:p>-0.289779331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13374752281">
                <text:p>-0.513374752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6198794224">
                <text:p>-0.486198794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22321913856">
                <text:p>-0.522321913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28676907125">
                <text:p>-0.528676907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6161416829">
                <text:p>-0.56161416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74933732472">
                <text:p>-0.674933732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67508424547">
                <text:p>-0.667508424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91932503282">
                <text:p>-0.791932503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8196519805">
                <text:p>-0.78196519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70610664682">
                <text:p>-0.670610664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48033714912">
                <text:p>-0.648033714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86699668035">
                <text:p>-0.586699668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93900042645">
                <text:p>-0.493900042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74233010845">
                <text:p>-0.474233010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2424429932">
                <text:p>-0.62424429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94609126105">
                <text:p>-0.694609126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18516443545">
                <text:p>-0.618516443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81716015419">
                <text:p>-0.581716015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01207448721">
                <text:p>-0.601207448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43710647122">
                <text:p>-0.643710647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6397889473">
                <text:p>-0.576397889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66781781238">
                <text:p>-0.566781781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57374718833">
                <text:p>-0.557374718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45995099966">
                <text:p>-0.445995099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4884564892">
                <text:p>-0.54884564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50594401125">
                <text:p>-0.45059440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87971328555">
                <text:p>-0.587971328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56761556481">
                <text:p>-0.556761556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0608052404">
                <text:p>-0.40608052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88247797338">
                <text:p>-0.488247797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29307879107">
                <text:p>-0.629307879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95658050441">
                <text:p>-0.595658050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71564773116">
                <text:p>-0.571564773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19706461328">
                <text:p>-0.61970646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03049796138">
                <text:p>-0.603049796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23452808919">
                <text:p>-0.623452808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47007688986">
                <text:p>-0.647007688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4664202751">
                <text:p>-0.6246642027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84448731682">
                <text:p>-0.684448731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90741249642">
                <text:p>-0.690741249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20341882259">
                <text:p>-0.720341882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72112143662">
                <text:p>-0.772112143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5628550758">
                <text:p>-0.75628550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50665986192">
                <text:p>-0.750665986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94949160717">
                <text:p>-0.794949160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95609819">
                <text:p>-0.80395609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90933614496">
                <text:p>-0.79093361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3316751446">
                <text:p>-0.803316751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45165921697">
                <text:p>-0.845165921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89914585518">
                <text:p>-0.889914585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98327042685">
                <text:p>-0.898327042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3564021603">
                <text:p>-0.933564021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1398430796">
                <text:p>-0.951398430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54987745854">
                <text:p>-0.954987745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41544639302">
                <text:p>-0.941544639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476464749">
                <text:p>-0.9476464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52761248857">
                <text:p>-0.952761248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65637916627">
                <text:p>-0.965637916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6304687982">
                <text:p>-0.96304687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35723218943">
                <text:p>-0.935723218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26177884211">
                <text:p>-0.926177884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38695620475">
                <text:p>-0.938695620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42767249743">
                <text:p>-0.942767249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16520383384">
                <text:p>-0.916520383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30159780603">
                <text:p>-0.930159780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28510938998">
                <text:p>-0.928510938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34466958672">
                <text:p>-0.934466958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44085201366">
                <text:p>-0.944085201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40002355488">
                <text:p>-0.940002355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41684846921">
                <text:p>-0.941684846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25689961695">
                <text:p>-0.925689961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2481506615">
                <text:p>-0.924815066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956754361859">
                <text:p>-0.956754361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48319471473">
                <text:p>-0.948319471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3114572058">
                <text:p>-0.953114572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63489935897">
                <text:p>-0.963489935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62115901227">
                <text:p>-0.962115901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43860869175">
                <text:p>-0.943860869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39340575524">
                <text:p>-0.939340575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64779845996">
                <text:p>-0.964779845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66484770648">
                <text:p>-0.966484770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7595214994">
                <text:p>-0.967595214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8270959637">
                <text:p>-0.98270959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83786390888">
                <text:p>-0.983786390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8095980528">
                <text:p>-0.98095980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7855384253">
                <text:p>-0.97855384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0909330537">
                <text:p>-0.980909330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80696214955">
                <text:p>-0.980696214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7995031042">
                <text:p>-0.97995031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82507697398">
                <text:p>-0.982507697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302354927">
                <text:p>-0.984302354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86068970932">
                <text:p>-0.9860689709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83724699535">
                <text:p>-0.9837246995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7089682402">
                <text:p>-0.987089682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84818318967">
                <text:p>-0.984818318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87011166135">
                <text:p>-0.987011166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87314014593">
                <text:p>-0.98731401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84330396451">
                <text:p>-0.984330396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86955083087">
                <text:p>-0.986955083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8762807966">
                <text:p>-0.98762807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90432232049">
                <text:p>-0.990432232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92081073654">
                <text:p>-0.9920810736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92826978189">
                <text:p>-0.99282697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92591429389">
                <text:p>-0.9925914293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92866236323">
                <text:p>-0.992866236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92597037693">
                <text:p>-0.992597037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93640182382">
                <text:p>-0.993640182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994043980326">
                <text:p>-0.994043980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94515077927">
                <text:p>-0.994515077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95692821931">
                <text:p>-0.995692821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5849854464">
                <text:p>-0.995849854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txff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top3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each_top5</text:p>
              </table:table-cell>
              <table:table-cell office:value-type="float" office:value="0.256">
                <text:p>0.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201cm" svg:height="11.707cm" xlink:href="." xlink:type="simple" chart:class="chart:bar" chart:style-name="ch1">
        <chart:plot-area chart:style-name="ch2" chart:data-source-has-labels="both" svg:x="0.384cm" svg:y="0.234cm" svg:width="18.433cm" svg:height="11.239cm">
          <chartooo:coordinate-region svg:x="1.799cm" svg:y="0.433cm" svg:width="17.018cm" svg:height="10.39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/2cost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正常cost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倍cost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01cm" svg:height="6.601cm" xlink:href="." xlink:type="simple" chart:class="chart:bar" chart:style-name="ch1">
        <chart:plot-area chart:style-name="ch2" chart:data-source-has-labels="both" svg:x="0.268cm" svg:y="0.132cm" svg:width="12.865cm" svg:height="6.337cm">
          <chartooo:coordinate-region svg:x="1.683cm" svg:y="0.331cm" svg:width="11.45cm" svg:height="5.491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2012年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